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0000000015000000092FF684677.png"/>
  <manifest:file-entry manifest:media-type="image/png" manifest:full-path="Pictures/100000000000012000000108C325F7C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C0000001C97F27B4F.png"/>
  <manifest:file-entry manifest:media-type="image/png" manifest:full-path="Pictures/1000000000000237000001C5F5229D39.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000000003C0000002DFA9EFA746.png"/>
  <manifest:file-entry manifest:media-type="image/png" manifest:full-path="Pictures/10000201000001BD0000001D2721A546.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le33" style:family="table">
      <style:table-properties style:width="6.6951in" fo:margin-left="0in" fo:margin-right="-0.0021in" fo:margin-top="0.1181in" fo:margin-bottom="0.1181in" table:align="margins" style:may-break-between-rows="false"/>
    </style:style>
    <style:style style:name="Table33.A" style:family="table-column">
      <style:table-column-properties style:column-width="1.0896in" style:rel-column-width="10665*"/>
    </style:style>
    <style:style style:name="Table33.B" style:family="table-column">
      <style:table-column-properties style:column-width="5.6056in" style:rel-column-width="54870*"/>
    </style:style>
    <style:style style:name="Table33.A1" style:family="table-cell">
      <style:table-cell-properties style:vertical-align="middle" fo:background-color="#94bd5e" fo:padding="0.059in" fo:border-left="none" fo:border-right="none" fo:border-top="0.0139in solid #999999" fo:border-bottom="0.0139in solid #999999">
        <style:background-image/>
      </style:table-cell-properties>
    </style:style>
    <style:style style:name="Table33.B1" style:family="table-cell">
      <style:table-cell-properties style:vertical-align="middle" fo:padding="0.059in" fo:border-left="none" fo:border-right="none" fo:border-top="0.0139in solid #999999" fo:border-bottom="0.0139in solid #999999"/>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2" style:family="table">
      <style:table-properties style:width="6.6951in" fo:margin-left="0in" fo:margin-right="-0.0021in" fo:margin-top="0.1181in" fo:margin-bottom="0.1965in" table:align="margins" style:may-break-between-rows="false"/>
    </style:style>
    <style:style style:name="Table42.A" style:family="table-column">
      <style:table-column-properties style:column-width="1.0896in" style:rel-column-width="10665*"/>
    </style:style>
    <style:style style:name="Table42.B" style:family="table-column">
      <style:table-column-properties style:column-width="5.6056in" style:rel-column-width="54870*"/>
    </style:style>
    <style:style style:name="Table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_5f_ListIntro" style:master-page-name="">
      <style:paragraph-properties style:page-number="auto" fo:keep-with-next="always"/>
    </style:style>
    <style:style style:name="P2" style:family="paragraph" style:parent-style-name="OOoTextBody" style:master-page-name="">
      <style:paragraph-properties style:page-number="auto" fo:keep-with-next="always"/>
    </style:style>
    <style:style style:name="P3" style:family="paragraph" style:parent-style-name="OOoFigure" style:master-page-name="">
      <style:paragraph-properties style:page-number="auto"/>
    </style:style>
    <style:style style:name="P4" style:family="paragraph" style:parent-style-name="OOoFigureCaption" style:master-page-name="">
      <style:paragraph-properties fo:text-align="center" style:justify-single-word="false" style:page-number="auto"/>
    </style:style>
    <style:style style:name="P5" style:family="paragraph" style:parent-style-name="OOoTextBody_5f_ListIntro" style:master-page-name="">
      <style:paragraph-properties style:page-number="auto" fo:keep-with-next="auto"/>
    </style:style>
    <style:style style:name="P6" style:family="paragraph" style:parent-style-name="OOoTextBody_5f_ListIntro" style:master-page-name="">
      <style:paragraph-properties fo:keep-together="always" fo:orphans="0" fo:widows="0" style:page-number="auto" fo:keep-with-next="auto"/>
    </style:style>
    <style:style style:name="P7" style:family="paragraph" style:parent-style-name="OOoTextBody" style:master-page-name="">
      <style:paragraph-properties fo:keep-together="auto" fo:orphans="2" fo:widows="2" style:page-number="auto" fo:keep-with-next="auto"/>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fo:keep-together="auto" fo:orphans="2" fo:widows="2" style:page-number="auto"/>
    </style:style>
    <style:style style:name="P10" style:family="paragraph" style:parent-style-name="OOoList_5f_TextBody_5f_L1" style:master-page-name="">
      <style:paragraph-properties loext:contextual-spacing="false" fo:margin-top="0in" fo:margin-bottom="0.1181in" style:page-number="auto"/>
    </style:style>
    <style:style style:name="P11" style:family="paragraph" style:parent-style-name="Table_20_Contents">
      <style:paragraph-properties fo:text-align="start" style:justify-single-word="false"/>
      <style:text-properties fo:font-size="14pt"/>
    </style:style>
    <style:style style:name="P12" style:family="paragraph" style:parent-style-name="OOoTextBodyIndent">
      <style:paragraph-properties loext:contextual-spacing="false" fo:margin-top="0in" fo:margin-bottom="0.0429in"/>
    </style:style>
    <style:style style:name="P13" style:family="paragraph" style:parent-style-name="OOoDefinition">
      <style:paragraph-properties loext:contextual-spacing="false" fo:margin-top="0in" fo:margin-bottom="0.0429in"/>
    </style:style>
    <style:style style:name="P14" style:family="paragraph" style:parent-style-name="OOoFigureCaption" style:master-page-name="">
      <style:paragraph-properties loext:contextual-spacing="false" fo:margin-top="0in" fo:margin-bottom="0in" style:page-number="auto"/>
    </style:style>
    <style:style style:name="P15" style:family="paragraph" style:parent-style-name="OOoFigureCaption">
      <style:paragraph-properties loext:contextual-spacing="false" fo:margin-top="0in" fo:margin-bottom="0in"/>
    </style:style>
    <style:style style:name="P16" style:family="paragraph" style:parent-style-name="OOoFigureCaption">
      <style:paragraph-properties loext:contextual-spacing="false" fo:margin-top="0in" fo:margin-bottom="0in" fo:text-align="center" style:justify-single-word="false"/>
    </style:style>
    <style:style style:name="P17" style:family="paragraph" style:parent-style-name="OOoDefinition" style:master-page-name="">
      <style:paragraph-properties fo:margin-left="0.252in" fo:margin-right="-0.0783in" fo:text-indent="0in" style:auto-text-indent="false" style:page-number="auto"/>
    </style:style>
    <style:style style:name="P18" style:family="paragraph" style:parent-style-name="OOoFigure">
      <style:text-properties fo:font-weight="normal" style:font-weight-asian="normal" style:font-weight-complex="normal"/>
    </style:style>
    <style:style style:name="P19" style:family="paragraph" style:parent-style-name="OOoFigure">
      <style:text-properties fo:font-weight="normal" style:font-weight-complex="normal"/>
    </style:style>
    <style:style style:name="P20" style:family="paragraph" style:parent-style-name="OOoFigure">
      <style:paragraph-properties style:shadow="none"/>
    </style:style>
    <style:style style:name="P21" style:family="paragraph" style:parent-style-name="OOoFigure">
      <style:paragraph-properties loext:contextual-spacing="false" fo:margin-top="0in" fo:margin-bottom="0.0827in">
        <style:tab-stops/>
      </style:paragraph-properties>
    </style:style>
    <style:style style:name="P22" style:family="paragraph" style:parent-style-name="OOoFigure" style:master-page-name="">
      <style:paragraph-properties loext:contextual-spacing="false" fo:margin-top="0in" fo:margin-bottom="0.0827in" style:page-number="auto"/>
    </style:style>
    <style:style style:name="P23" style:family="paragraph" style:parent-style-name="OOoFigure" style:master-page-name="">
      <style:paragraph-properties loext:contextual-spacing="false" fo:margin-top="0.0429in" fo:margin-bottom="0.0827in" style:page-number="auto"/>
    </style:style>
    <style:style style:name="P24"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25" style:family="paragraph" style:parent-style-name="OOoFigure" style:master-page-name="">
      <style:paragraph-properties fo:margin-left="0in" fo:margin-right="0in" fo:text-indent="0in" style:auto-text-indent="false" style:page-number="auto"/>
    </style:style>
    <style:style style:name="P26" style:family="paragraph" style:parent-style-name="OOoFigureCaption" style:master-page-name="">
      <style:paragraph-properties fo:margin-left="0in" fo:margin-right="0in" fo:text-indent="0in" style:auto-text-indent="false" style:page-number="auto"/>
      <style:text-properties fo:font-style="italic"/>
    </style:style>
    <style:style style:name="P27"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28"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29" style:family="paragraph" style:parent-style-name="OOoFigureCaption">
      <style:paragraph-properties fo:margin-left="0in" fo:margin-right="0in" fo:text-indent="0in" style:auto-text-indent="false"/>
      <style:text-properties fo:font-style="italic"/>
    </style:style>
    <style:style style:name="P30" style:family="paragraph" style:parent-style-name="OOoTextBody">
      <style:paragraph-properties fo:margin-left="0in" fo:margin-right="0in" fo:text-indent="0in" style:auto-text-indent="false"/>
    </style:style>
    <style:style style:name="P31" style:family="paragraph" style:parent-style-name="Standard">
      <style:paragraph-properties fo:margin-left="0in" fo:margin-right="0in" fo:text-align="end" style:justify-single-word="false" fo:text-indent="0in" style:auto-text-indent="false"/>
    </style:style>
    <style:style style:name="P32" style:family="paragraph" style:parent-style-name="OOoFigure">
      <style:paragraph-properties loext:contextual-spacing="false" fo:margin-top="0.0827in" fo:margin-bottom="0.161in"/>
    </style:style>
    <style:style style:name="P33" style:family="paragraph" style:parent-style-name="OOoFigureCaption">
      <style:paragraph-properties fo:text-align="start" style:justify-single-word="false"/>
    </style:style>
    <style:style style:name="P34" style:family="paragraph" style:parent-style-name="OOoFigureCaption">
      <style:paragraph-properties fo:text-align="center" style:justify-single-word="false"/>
    </style:style>
    <style:style style:name="P35" style:family="paragraph" style:parent-style-name="OOoFigureCaption">
      <style:paragraph-properties loext:contextual-spacing="false" fo:margin-top="0.0398in" fo:margin-bottom="0in"/>
    </style:style>
    <style:style style:name="P36" style:family="paragraph" style:parent-style-name="OOoFigureCaption">
      <style:paragraph-properties loext:contextual-spacing="false" fo:margin-top="0.0783in" fo:margin-bottom="0.0984in">
        <style:tab-stops/>
      </style:paragraph-properties>
    </style:style>
    <style:style style:name="P37" style:family="paragraph" style:parent-style-name="OOoTip_2f_Note_2f_Caution">
      <style:paragraph-properties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8" style:family="paragraph" style:parent-style-name="OOoTextBody">
      <style:text-properties fo:font-weight="normal"/>
    </style:style>
    <style:style style:name="P39" style:family="paragraph" style:parent-style-name="OOoTextBody">
      <style:text-properties fo:font-weight="normal" style:font-weight-asian="normal" style:font-weight-complex="normal"/>
    </style:style>
    <style:style style:name="P40" style:family="paragraph" style:parent-style-name="OOoTextBody">
      <style:paragraph-properties>
        <style:tab-stops>
          <style:tab-stop style:position="4.1043in"/>
        </style:tab-stops>
      </style:paragraph-properties>
    </style:style>
    <style:style style:name="P41" style:family="paragraph" style:parent-style-name="OOoTextBody">
      <style:paragraph-properties fo:keep-together="always" fo:orphans="0" fo:widows="0"/>
    </style:style>
    <style:style style:name="P42" style:family="paragraph" style:parent-style-name="OOoTextBody">
      <style:paragraph-properties loext:contextual-spacing="false" fo:margin-top="0in" fo:margin-bottom="0.0783in"/>
    </style:style>
    <style:style style:name="P43" style:family="paragraph" style:parent-style-name="OOoTextBody">
      <style:paragraph-properties fo:margin-left="0.5043in" fo:margin-right="0in" fo:text-indent="-0.252in" style:auto-text-indent="false">
        <style:tab-stops/>
      </style:paragraph-properties>
    </style:style>
    <style:style style:name="P44" style:family="paragraph" style:parent-style-name="OOoTextBody" style:master-page-name="">
      <style:paragraph-properties loext:contextual-spacing="false" fo:margin-top="0in" fo:margin-bottom="0.122in" style:page-number="auto" fo:keep-with-next="always"/>
    </style:style>
    <style:style style:name="P45" style:family="paragraph" style:parent-style-name="OOoTextBody">
      <style:paragraph-properties fo:keep-with-next="auto"/>
    </style:style>
    <style:style style:name="P46" style:family="paragraph" style:parent-style-name="OOoTextBody">
      <style:paragraph-properties fo:keep-with-next="always"/>
    </style:style>
    <style:style style:name="P47" style:family="paragraph" style:parent-style-name="OOoTip_2f_Note_2f_Caution">
      <style:paragraph-properties fo:background-color="transparent">
        <style:background-image/>
      </style:paragraph-properties>
    </style:style>
    <style:style style:name="P48" style:family="paragraph" style:parent-style-name="OOoNum_20_123_20_Start" style:list-style-name="OOoNum_20_123"/>
    <style:style style:name="P49" style:family="paragraph" style:parent-style-name="OOoNum_20_123_20_Start" style:master-page-name="">
      <style:paragraph-properties style:page-number="auto" fo:keep-with-next="always"/>
    </style:style>
    <style:style style:name="P50" style:family="paragraph" style:parent-style-name="OOoHeading_20_2">
      <style:paragraph-properties loext:contextual-spacing="false" fo:margin-top="0.1929in" fo:margin-bottom="0.2008in"/>
    </style:style>
    <style:style style:name="P51" style:family="paragraph" style:parent-style-name="OOoHeading_20_2" style:list-style-name="" style:master-page-name="">
      <style:paragraph-properties style:page-number="auto" fo:keep-with-next="always"/>
    </style:style>
    <style:style style:name="P52" style:family="paragraph" style:parent-style-name="OOoHeading_20_2" style:master-page-name="">
      <style:paragraph-properties style:page-number="auto"/>
    </style:style>
    <style:style style:name="P53" style:family="paragraph" style:parent-style-name="OOoNum_20_123_20_End" style:list-style-name="OOoNum_20_123"/>
    <style:style style:name="P54" style:family="paragraph" style:parent-style-name="OOoNum_20_123_20_Cont." style:list-style-name="OOoNum_20_123"/>
    <style:style style:name="P55" style:family="paragraph" style:parent-style-name="OOoList_20_1_20_End">
      <style:paragraph-properties fo:margin-left="0.5in" fo:margin-right="0in" fo:text-indent="-0.2598in" style:auto-text-indent="false"/>
    </style:style>
    <style:style style:name="P56" style:family="paragraph" style:parent-style-name="OOoHeading_20_0" style:master-page-name="OOoPageStyle">
      <style:paragraph-properties style:page-number="auto"/>
    </style:style>
    <style:style style:name="P57" style:family="paragraph" style:parent-style-name="OOoList_20_1_20_Start" style:list-style-name="OOoBullets_20_1"/>
    <style:style style:name="P58" style:family="paragraph" style:parent-style-name="OOoList_20_1_20_Start" style:master-page-name="">
      <style:paragraph-properties style:page-number="auto" fo:keep-with-next="always"/>
    </style:style>
    <style:style style:name="P59" style:family="paragraph" style:parent-style-name="OOoTextBody" style:list-style-name="L1"/>
    <style:style style:name="P60" style:family="paragraph" style:parent-style-name="OOoList_20_1_20_Cont." style:list-style-name="OOoBullets_20_1"/>
    <style:style style:name="P61" style:family="paragraph" style:parent-style-name="OOoList_20_1_20_Cont." style:master-page-name="">
      <style:paragraph-properties fo:margin-top="0in" fo:margin-bottom="0in" style:page-number="auto"/>
    </style:style>
    <style:style style:name="P62" style:family="paragraph" style:parent-style-name="OOoFooter">
      <style:paragraph-properties fo:text-align="end" style:justify-single-word="false"/>
    </style:style>
    <style:style style:name="P63" style:family="paragraph" style:parent-style-name="OOoFooter">
      <style:paragraph-properties>
        <style:tab-stops>
          <style:tab-stop style:position="5.0898in" style:type="center"/>
          <style:tab-stop style:position="10.1181in" style:type="right"/>
        </style:tab-stops>
      </style:paragraph-properties>
    </style:style>
    <style:style style:name="P64" style:family="paragraph" style:parent-style-name="OOoFooter">
      <style:paragraph-properties fo:text-align="end" style:justify-single-word="false"/>
      <style:text-properties fo:font-size="11pt" style:font-size-asian="11pt" style:font-size-complex="11pt"/>
    </style:style>
    <style:style style:name="P65" style:family="paragraph">
      <style:paragraph-properties fo:text-align="center"/>
    </style:style>
    <style:style style:name="T1" style:family="text"/>
    <style:style style:name="T2" style:family="text">
      <style:text-properties style:font-name="Times New Roman1" style:font-name-asian="Times New Roman1" style:font-name-complex="Times New Roman1"/>
    </style:style>
    <style:style style:name="T3" style:family="text">
      <style:text-properties style:font-name="Times New Roman1" fo:font-size="12pt"/>
    </style:style>
    <style:style style:name="T4" style:family="text">
      <style:text-properties style:font-name="Times New Roman1" fo:font-size="11pt" style:letter-kerning="true"/>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style:font-style-asian="normal" style:font-weight-asian="normal"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weight-asian="bold" style:font-weight-complex="bold"/>
    </style:style>
    <style:style style:name="T14" style:family="text">
      <style:text-properties style:text-underline-style="none"/>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font-style="italic" style:font-style-asian="italic" style:font-style-complex="italic"/>
    </style:style>
    <style:style style:name="T18" style:family="text">
      <style:text-properties style:use-window-font-color="true" loext:opacity="0%"/>
    </style:style>
    <style:style style:name="T19" style:family="text">
      <style:text-properties style:font-name="Wingdings" fo:font-style="normal" style:font-style-asian="normal" style:font-style-complex="normal"/>
    </style:style>
    <style:style style:name="T20" style:family="text">
      <style:text-properties fo:color="#000000" fo:font-weight="bold" style:font-weight-asian="bold" style:font-weight-complex="bold" loext:opacity="100%"/>
    </style:style>
    <style:style style:name="T21" style:family="text">
      <style:text-properties style:font-name="Liberation Sans" fo:font-size="11pt" fo:language="en" fo:country="US" fo:font-weight="normal" style:letter-kerning="true" style:font-weight-asian="normal" style:font-weight-complex="normal"/>
    </style:style>
    <style:style style:name="T22" style:family="text">
      <style:text-properties fo:font-size="10pt" style:font-size-asian="10pt" style:font-size-complex="10pt"/>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8" style:family="graphic" style:parent-style-name="Frame">
      <style:graphic-properties style:wrap="none" style:vertical-pos="from-top" style:horizontal-pos="center"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7" style:family="graphic" style:parent-style-name="Graphics">
      <style:graphic-properties style:vertical-pos="from-top" style:horizontal-pos="center" style:horizontal-rel="paragraph" fo:padding="0in" fo:border="0.0035in solid #000000" style:shadow="none" style:mirror="none" fo:clip="rect(0.0161in, 0in, 0.0311in, 0in)" draw:luminance="0%" draw:contrast="0%" draw:red="0%" draw:green="0%" draw:blue="0%" draw:gamma="100%" draw:color-inversion="false" draw:image-opacity="100%" draw:color-mode="standard" style:flow-with-text="false"/>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style:style style:name="gr1"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178077080" text:id="ct178077080">
          <text:format-change>
            <office:change-info>
              <dc:creator>f c</dc:creator>
              <dc:date>2021-03-05T11:23:00</dc:date>
            </office:change-info>
          </text:format-change>
        </text:changed-region>
        <text:changed-region xml:id="ct178078432" text:id="ct178078432">
          <text:deletion>
            <office:change-info>
              <dc:creator>f c</dc:creator>
              <dc:date>2021-02-09T13:37:00</dc:date>
            </office:change-info>
            <text:p text:style-name="OOoTextBody">main </text:p>
          </text:deletion>
        </text:changed-region>
        <text:changed-region xml:id="ct178078120" text:id="ct178078120">
          <text:deletion>
            <office:change-info>
              <dc:creator>f c</dc:creator>
              <dc:date>2021-02-09T13:37:00</dc:date>
            </office:change-info>
            <text:p text:style-name="OOoTextBody">window</text:p>
          </text:deletion>
        </text:changed-region>
        <text:changed-region xml:id="ct178076664" text:id="ct178076664">
          <text:insertion>
            <office:change-info>
              <dc:creator>f c</dc:creator>
              <dc:date>2021-02-09T13:37:00</dc:date>
            </office:change-info>
          </text:insertion>
        </text:changed-region>
        <text:changed-region xml:id="ct178077288" text:id="ct178077288">
          <text:insertion>
            <office:change-info>
              <dc:creator>f c</dc:creator>
              <dc:date>2021-02-09T14:06:00</dc:date>
            </office:change-info>
          </text:insertion>
        </text:changed-region>
        <text:changed-region xml:id="ct178077600" text:id="ct178077600">
          <text:format-change>
            <office:change-info>
              <dc:creator>f c</dc:creator>
              <dc:date>2021-03-05T11:28:00</dc:date>
            </office:change-info>
          </text:format-change>
        </text:changed-region>
        <text:changed-region xml:id="ct178082384" text:id="ct178082384">
          <text:format-change>
            <office:change-info>
              <dc:creator>f c</dc:creator>
              <dc:date>2021-03-05T11:28:00</dc:date>
            </office:change-info>
          </text:format-change>
        </text:changed-region>
        <text:changed-region xml:id="ct178079784" text:id="ct178079784">
          <text:format-change>
            <office:change-info>
              <dc:creator>f c</dc:creator>
              <dc:date>2021-03-05T11:29:00</dc:date>
            </office:change-info>
          </text:format-change>
        </text:changed-region>
        <text:changed-region xml:id="ct178080720" text:id="ct178080720">
          <text:insertion>
            <office:change-info>
              <dc:creator>f c</dc:creator>
              <dc:date>2021-02-09T14:16:00</dc:date>
            </office:change-info>
          </text:insertion>
        </text:changed-region>
        <text:changed-region xml:id="ct178081656" text:id="ct178081656">
          <text:insertion>
            <office:change-info>
              <dc:creator>f c</dc:creator>
              <dc:date>2021-02-09T14:17:00</dc:date>
            </office:change-info>
          </text:insertion>
        </text:changed-region>
        <text:changed-region xml:id="ct178079992" text:id="ct178079992">
          <text:insertion>
            <office:change-info>
              <dc:creator>f c</dc:creator>
              <dc:date>2021-02-09T14:18:00</dc:date>
            </office:change-info>
          </text:insertion>
        </text:changed-region>
        <text:changed-region xml:id="ct178081032" text:id="ct178081032">
          <text:insertion>
            <office:change-info>
              <dc:creator>f c</dc:creator>
              <dc:date>2021-02-09T14:19:00</dc:date>
            </office:change-info>
          </text:insertion>
        </text:changed-region>
        <text:changed-region xml:id="ct178079888" text:id="ct178079888">
          <text:insertion>
            <office:change-info>
              <dc:creator>f c</dc:creator>
              <dc:date>2021-02-09T14:20:00</dc:date>
            </office:change-info>
          </text:insertion>
        </text:changed-region>
        <text:changed-region xml:id="ct178079264" text:id="ct178079264">
          <text:format-change>
            <office:change-info>
              <dc:creator>f c</dc:creator>
              <dc:date>2021-03-05T11:30:00</dc:date>
            </office:change-info>
          </text:format-change>
        </text:changed-region>
        <text:changed-region xml:id="ct178079368" text:id="ct178079368">
          <text:format-change>
            <office:change-info>
              <dc:creator>f c</dc:creator>
              <dc:date>2021-03-05T11:30:00</dc:date>
            </office:change-info>
          </text:format-change>
        </text:changed-region>
        <text:changed-region xml:id="ct178079680" text:id="ct178079680">
          <text:format-change>
            <office:change-info>
              <dc:creator>f c</dc:creator>
              <dc:date>2021-03-05T11:30:00</dc:date>
            </office:change-info>
          </text:format-change>
        </text:changed-region>
        <text:changed-region xml:id="ct178080096" text:id="ct178080096">
          <text:format-change>
            <office:change-info>
              <dc:creator>f c</dc:creator>
              <dc:date>2021-03-05T11:31:00</dc:date>
            </office:change-info>
          </text:format-change>
        </text:changed-region>
        <text:changed-region xml:id="ct178082072" text:id="ct178082072">
          <text:insertion>
            <office:change-info>
              <dc:creator>f c</dc:creator>
              <dc:date>2021-02-09T16:20:00</dc:date>
            </office:change-info>
          </text:insertion>
        </text:changed-region>
        <text:changed-region xml:id="ct178081552" text:id="ct178081552">
          <text:insertion>
            <office:change-info>
              <dc:creator>f c</dc:creator>
              <dc:date>2021-02-09T16:21:00</dc:date>
            </office:change-info>
          </text:insertion>
        </text:changed-region>
        <text:changed-region xml:id="ct178081136" text:id="ct178081136">
          <text:insertion>
            <office:change-info>
              <dc:creator>f c</dc:creator>
              <dc:date>2021-02-09T16:36:00</dc:date>
            </office:change-info>
          </text:insertion>
        </text:changed-region>
        <text:changed-region xml:id="ct178079160" text:id="ct178079160">
          <text:insertion>
            <office:change-info>
              <dc:creator>f c</dc:creator>
              <dc:date>2021-02-09T16:37:00</dc:date>
            </office:change-info>
          </text:insertion>
        </text:changed-region>
        <text:changed-region xml:id="ct178108176" text:id="ct178108176">
          <text:format-change>
            <office:change-info>
              <dc:creator>f c</dc:creator>
              <dc:date>2021-03-05T11:32:00</dc:date>
            </office:change-info>
          </text:format-change>
        </text:changed-region>
        <text:changed-region xml:id="ct178106824" text:id="ct178106824">
          <text:format-change>
            <office:change-info>
              <dc:creator>f c</dc:creator>
              <dc:date>2021-03-05T11:33:00</dc:date>
            </office:change-info>
          </text:format-change>
        </text:changed-region>
        <text:changed-region xml:id="ct178082280" text:id="ct178082280">
          <text:insertion>
            <office:change-info>
              <dc:creator>f c</dc:creator>
              <dc:date>2021-02-09T16:42:00</dc:date>
            </office:change-info>
          </text:insertion>
        </text:changed-region>
        <text:changed-region xml:id="ct178106408" text:id="ct178106408">
          <text:insertion>
            <office:change-info>
              <dc:creator>f c</dc:creator>
              <dc:date>2021-02-09T16:42:00</dc:date>
            </office:change-info>
          </text:insertion>
        </text:changed-region>
        <text:changed-region xml:id="ct178106928" text:id="ct178106928">
          <text:format-change>
            <office:change-info>
              <dc:creator>f c</dc:creator>
              <dc:date>2021-03-05T11:36:00</dc:date>
            </office:change-info>
          </text:format-change>
        </text:changed-region>
        <text:changed-region xml:id="ct178106512" text:id="ct178106512">
          <text:format-change>
            <office:change-info>
              <dc:creator>f c</dc:creator>
              <dc:date>2021-03-05T11:36:00</dc:date>
            </office:change-info>
          </text:format-change>
        </text:changed-region>
        <text:changed-region xml:id="ct178106616" text:id="ct178106616">
          <text:deletion>
            <office:change-info>
              <dc:creator>f c</dc:creator>
              <dc:date>2021-02-09T16:54:00</dc:date>
            </office:change-info>
            <text:p text:style-name="OOoTextBody">)</text:p>
          </text:deletion>
        </text:changed-region>
        <text:changed-region xml:id="ct178107552" text:id="ct178107552">
          <text:insertion>
            <office:change-info>
              <dc:creator>f c</dc:creator>
              <dc:date>2021-02-09T16:54:00</dc:date>
            </office:change-info>
          </text:insertion>
        </text:changed-region>
        <text:changed-region xml:id="ct178107136" text:id="ct178107136">
          <text:format-change>
            <office:change-info>
              <dc:creator>f c</dc:creator>
              <dc:date>2021-03-05T11:37:00</dc:date>
            </office:change-info>
          </text:format-change>
        </text:changed-region>
        <text:changed-region xml:id="ct178108280" text:id="ct178108280">
          <text:insertion>
            <office:change-info>
              <dc:creator>f c</dc:creator>
              <dc:date>2021-02-09T16:59:00</dc:date>
            </office:change-info>
          </text:insertion>
        </text:changed-region>
        <text:changed-region xml:id="ct178107344" text:id="ct178107344">
          <text:insertion>
            <office:change-info>
              <dc:creator>f c</dc:creator>
              <dc:date>2021-02-09T17:00:00</dc:date>
            </office:change-info>
          </text:insertion>
        </text:changed-region>
        <text:changed-region xml:id="ct178107448" text:id="ct178107448">
          <text:format-change>
            <office:change-info>
              <dc:creator>f c</dc:creator>
              <dc:date>2021-03-05T11:39:00</dc:date>
            </office:change-info>
          </text:format-change>
        </text:changed-region>
        <text:changed-region xml:id="ct396493640" text:id="ct396493640">
          <text:format-change>
            <office:change-info>
              <dc:creator>f c</dc:creator>
              <dc:date>2021-03-05T11:40:00</dc:date>
            </office:change-info>
          </text:format-change>
        </text:changed-region>
        <text:changed-region xml:id="ct396490624" text:id="ct396490624">
          <text:format-change>
            <office:change-info>
              <dc:creator>f c</dc:creator>
              <dc:date>2021-03-05T11:40:00</dc:date>
            </office:change-info>
          </text:format-change>
        </text:changed-region>
        <text:changed-region xml:id="ct396491456" text:id="ct396491456">
          <text:format-change>
            <office:change-info>
              <dc:creator>f c</dc:creator>
              <dc:date>2021-03-05T11:41:00</dc:date>
            </office:change-info>
          </text:format-change>
        </text:changed-region>
        <text:changed-region xml:id="ct396492392" text:id="ct396492392">
          <text:format-change>
            <office:change-info>
              <dc:creator>f c</dc:creator>
              <dc:date>2021-03-05T11:42:00</dc:date>
            </office:change-info>
          </text:format-change>
        </text:changed-region>
        <text:changed-region xml:id="ct396492080" text:id="ct396492080">
          <text:format-change>
            <office:change-info>
              <dc:creator>f c</dc:creator>
              <dc:date>2021-03-05T11:42:00</dc:date>
            </office:change-info>
          </text:format-change>
        </text:changed-region>
        <text:changed-region xml:id="ct396493848" text:id="ct396493848">
          <text:insertion>
            <office:change-info>
              <dc:creator>f c</dc:creator>
              <dc:date>2021-02-09T17:08:00</dc:date>
            </office:change-info>
          </text:insertion>
        </text:changed-region>
        <text:changed-region xml:id="ct396491248" text:id="ct396491248">
          <text:insertion>
            <office:change-info>
              <dc:creator>f c</dc:creator>
              <dc:date>2021-02-09T17:09:00</dc:date>
            </office:change-info>
          </text:insertion>
        </text:changed-region>
        <text:changed-region xml:id="ct396493224" text:id="ct396493224">
          <text:insertion>
            <office:change-info>
              <dc:creator>f c</dc:creator>
              <dc:date>2021-02-09T17:13:00</dc:date>
            </office:change-info>
          </text:insertion>
        </text:changed-region>
        <text:changed-region xml:id="ct396490936" text:id="ct396490936">
          <text:insertion>
            <office:change-info>
              <dc:creator>f c</dc:creator>
              <dc:date>2021-02-09T17:14:00</dc:date>
            </office:change-info>
          </text:insertion>
        </text:changed-region>
        <text:changed-region xml:id="ct396492704" text:id="ct396492704">
          <text:format-change>
            <office:change-info>
              <dc:creator>f c</dc:creator>
              <dc:date>2021-03-05T11:43:00</dc:date>
            </office:change-info>
          </text:format-change>
        </text:changed-region>
        <text:changed-region xml:id="ct396491352" text:id="ct396491352">
          <text:format-change>
            <office:change-info>
              <dc:creator>f c</dc:creator>
              <dc:date>2021-03-05T11:45:00</dc:date>
            </office:change-info>
          </text:format-change>
        </text:changed-region>
        <text:changed-region xml:id="ct396495304" text:id="ct396495304">
          <text:format-change>
            <office:change-info>
              <dc:creator>f c</dc:creator>
              <dc:date>2021-03-05T11:46:00</dc:date>
            </office:change-info>
          </text:format-change>
        </text:changed-region>
        <text:changed-region xml:id="ct396497176" text:id="ct396497176">
          <text:format-change>
            <office:change-info>
              <dc:creator>f c</dc:creator>
              <dc:date>2021-03-05T11:47:00</dc:date>
            </office:change-info>
          </text:format-change>
        </text:changed-region>
        <text:changed-region xml:id="ct396494472" text:id="ct396494472">
          <text:format-change>
            <office:change-info>
              <dc:creator>f c</dc:creator>
              <dc:date>2021-03-05T11:49:00</dc:date>
            </office:change-info>
          </text:format-change>
        </text:changed-region>
        <text:changed-region xml:id="ct396496968" text:id="ct396496968">
          <text:deletion>
            <office:change-info>
              <dc:creator>f c</dc:creator>
              <dc:date>2021-02-09T17:35:00</dc:date>
            </office:change-info>
            <text:p text:style-name="OOoTextBody"><text:span text:style-name="OOoKeystroke">N</text:span></text:p>
          </text:deletion>
        </text:changed-region>
        <text:changed-region xml:id="ct396495824" text:id="ct396495824">
          <text:insertion>
            <office:change-info>
              <dc:creator>f c</dc:creator>
              <dc:date>2021-02-09T17:35:00</dc:date>
            </office:change-info>
          </text:insertion>
        </text:changed-region>
        <text:changed-region xml:id="ct396495616" text:id="ct396495616">
          <text:insertion>
            <office:change-info>
              <dc:creator>f c</dc:creator>
              <dc:date>2021-02-09T17:38:00</dc:date>
            </office:change-info>
          </text:insertion>
        </text:changed-region>
        <text:changed-region xml:id="ct396495200" text:id="ct396495200">
          <text:insertion>
            <office:change-info>
              <dc:creator>f c</dc:creator>
              <dc:date>2021-02-09T17:39:00</dc:date>
            </office:change-info>
          </text:insertion>
        </text:changed-region>
        <text:changed-region xml:id="ct396495928" text:id="ct396495928">
          <text:format-change>
            <office:change-info>
              <dc:creator>f c</dc:creator>
              <dc:date>2021-03-05T11:51:00</dc:date>
            </office:change-info>
          </text:format-change>
        </text:changed-region>
        <text:changed-region xml:id="ct396496344" text:id="ct396496344">
          <text:format-change>
            <office:change-info>
              <dc:creator>f c</dc:creator>
              <dc:date>2021-03-05T11:51:00</dc:date>
            </office:change-info>
          </text:format-change>
        </text:changed-region>
        <text:changed-region xml:id="ct396494576" text:id="ct396494576">
          <text:format-change>
            <office:change-info>
              <dc:creator>f c</dc:creator>
              <dc:date>2021-03-05T11:51:00</dc:date>
            </office:change-info>
          </text:format-change>
        </text:changed-region>
        <text:changed-region xml:id="ct396497072" text:id="ct396497072">
          <text:format-change>
            <office:change-info>
              <dc:creator>f c</dc:creator>
              <dc:date>2021-03-05T11:51:00</dc:date>
            </office:change-info>
          </text:format-change>
        </text:changed-region>
        <text:changed-region xml:id="ct396496136" text:id="ct396496136">
          <text:format-change>
            <office:change-info>
              <dc:creator>f c</dc:creator>
              <dc:date>2021-03-05T11:52:00</dc:date>
            </office:change-info>
          </text:format-change>
        </text:changed-region>
        <text:changed-region xml:id="ct396494264" text:id="ct396494264">
          <text:insertion>
            <office:change-info>
              <dc:creator>f c</dc:creator>
              <dc:date>2021-02-09T17:50:00</dc:date>
            </office:change-info>
          </text:insertion>
        </text:changed-region>
        <text:changed-region xml:id="ct396494888" text:id="ct396494888">
          <text:insertion>
            <office:change-info>
              <dc:creator>f c</dc:creator>
              <dc:date>2021-02-09T17:51:00</dc:date>
            </office:change-info>
          </text:insertion>
        </text:changed-region>
        <text:changed-region xml:id="ct396495720" text:id="ct396495720">
          <text:insertion>
            <office:change-info>
              <dc:creator>f c</dc:creator>
              <dc:date>2021-02-09T17:52:00</dc:date>
            </office:change-info>
          </text:insertion>
        </text:changed-region>
        <text:changed-region xml:id="ct396494368" text:id="ct396494368">
          <text:insertion>
            <office:change-info>
              <dc:creator>f c</dc:creator>
              <dc:date>2021-02-09T17:53:00</dc:date>
            </office:change-info>
          </text:insertion>
        </text:changed-region>
        <text:changed-region xml:id="ct396496760" text:id="ct396496760">
          <text:insertion>
            <office:change-info>
              <dc:creator>f c</dc:creator>
              <dc:date>2021-02-09T18:05:00</dc:date>
            </office:change-info>
          </text:insertion>
        </text:changed-region>
        <text:changed-region xml:id="ct396495408" text:id="ct396495408">
          <text:insertion>
            <office:change-info>
              <dc:creator>f c</dc:creator>
              <dc:date>2021-02-09T18: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Chapter 3<text:span text:style-name="OOoChapterNumber"> </text:span><text:line-break/>Getting Started with Writer</text:h>
      <text:h text:style-name="OOoHeading_20_1" text:outline-level="2">What is Writer?</text:h>
      <text:p text:style-name="P42">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171201572" text:key1="Writer"/>features<text:alphabetical-index-mark text:string-value="workspace" text:key1="Writer"/><text:alphabetical-index-mark-end text:id="IMark171201572"/><text:alphabetical-index-mark text:string-value="Writer" text:key1="features"/>:</text:p>
      <text:list xml:id="list3214186327795220956"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2">—</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rame27" text:anchor-type="as-char" svg:width="6.1161in" draw:z-index="4"><draw:text-box fo:min-height="3.5374in"><text:p text:style-name="OOoFigureCaption"><draw:frame draw:style-name="fr9" draw:name="graphics39" text:anchor-type="as-char" svg:width="6.1161in" svg:height="3.3311in" draw:z-index="5"><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Status bar</text:h>
      <text:p text:style-name="OOoTextBody">The Writer <text:alphabetical-index-mark-start text:id="IMark323578092" text:key1="Writer"/><text:alphabetical-index-mark text:string-value="Writer" text:key1="status bar"/>status bar<text:alphabetical-index-mark-end text:id="IMark323578092"/> provides information about the document and convenient ways to quickly change some document features.</text:p>
      <text:p text:style-name="OOoFigure"><draw:frame draw:style-name="fr2" draw:name="Frame28" text:anchor-type="as-char" svg:width="5.2783in" draw:z-index="6"><draw:text-box fo:min-height="1.2102in"><text:p text:style-name="OOoFigureCaption"><draw:frame draw:style-name="fr10" draw:name="graphics40" text:anchor-type="as-char" svg:width="5.2953in" svg:height="0.9528in" draw:z-index="7"><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13">Shows the current page number, the sequence number of the current page (if different), and the total number of pages in the document. For example, if you restarted page numbering at 1 on the third page, its page number is 1 and its sequence number is 3.</text:p>
      <text:p text:style-name="P13">If any bookmarks have been defined in the document, a right-click on this field pops up a list of bookmarks; click on the required one.</text:p>
      <text:p text:style-name="P13">To jump to a specific page in the document, double-click on this field. The Navigator opens. Click in the Page Number field and type the <text:span text:style-name="OOoEmphasis">sequence</text:span> number of the required page.<text:span text:style-name="T6"> After a brief delay, the display jumps to the selected page.</text:span></text:p>
      <text:p text:style-name="OOoDefinitionTerm">Page style</text:p>
      <text:p text:style-name="P13">Shows the style of the current page. To change the page style, right-click on this field. A list of page styles pops up; choose a different style by clicking on it.</text:p>
      <text:p text:style-name="P13">To edit the current page style, double-click on this field. The Page Style dialog opens.</text:p>
      <text:p text:style-name="OOoDefinitionTerm">Language</text:p>
      <text:p text:style-name="P12">Shows the language for the selected text.</text:p>
      <text:p text:style-name="P12">Click to open a menu where you can choose another language for the selected text or for the paragraph where the cursor is located. You can also choose <text:span text:style-name="OOoMenuPath">None</text:span><text:span text:style-name="OOoMenuPath"><text:span text:style-name="T8"> (Do </text:span></text:span><text:soft-page-break/><text:span text:style-name="OOoMenuPath"><text:span text:style-name="T8">not check spelling)</text:span></text:span> to exclude the text from a spelling check or choose <text:span text:style-name="OOoMenuPath">More...</text:span> to open the Character dialog.</text:p>
      <text:p text:style-name="OOoDefinitionTerm">Insert mode</text:p>
      <text:p text:style-name="P13">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7</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rame31" text:anchor-type="as-char" svg:width="5.6181in" draw:z-index="8"><draw:text-box fo:min-height="1.2366in"><text:p text:style-name="OOoFigureCaption"><draw:frame draw:style-name="fr11" draw:name="graphics41" text:anchor-type="paragraph" svg:x="0in" svg:y="0in" svg:width="5.6181in" svg:height="1.0398in" draw:z-index="9"><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2" draw:name="graphics43" text:anchor-type="as-char" svg:y="-0.2465in" svg:width="0.2756in" svg:height="0.2283in" draw:z-index="10"><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17">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rame32" text:anchor-type="as-char" svg:width="4.9217in" draw:z-index="11"><draw:text-box fo:min-height="3.4339in"><text:p text:style-name="OOoFigureCaption"><draw:frame draw:style-name="fr13" draw:name="graphics44" text:anchor-type="paragraph" svg:x="0.0016in" svg:y="0.0008in" svg:width="4.9217in" svg:height="3.4016in" draw:z-index="12"><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 text:key1="Writer"/><text:alphabetical-index-mark text:string-value="zoom"/>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9" draw:name="graphics45" text:anchor-type="as-char" svg:width="2.2736in" svg:height="0.2957in" draw:z-index="13"><draw:image xlink:href="Pictures/10000201000000C80000001AFDBE10AC.png" xlink:type="simple" xlink:show="embed" xlink:actuate="onLoad"/></draw:frame></text:p>
      <text:h text:style-name="OOoHeading_20_1" text:outline-level="2">Changing <text:alphabetical-index-mark-start text:id="IMark170210956"/><text:alphabetical-index-mark-start text:id="IMark323578092" text:key1="Writer"/>document views<text:alphabetical-index-mark-end text:id="IMark323578092"/><text:alphabetical-index-mark-end text:id="IMark170210956"/></text:h>
      <text:p text:style-name="OOoTextBody">Writer has several ways to view a document: Print Layout, Web Layout, and Full Screen. To access these and other choices, go to the <text:change-start text:change-id="ct178077080"/><text:span text:style-name="OOoStrongEmphasis">View</text:span><text:change-end text:change-id="ct178077080"/> men<text:span text:style-name="T6">u and click on the required view. (When in Full Screen view, press the </text:span><text:span text:style-name="OOoKeystroke"><text:span text:style-name="T6">Esc</text:span></text:span><text:span text:style-name="T6"> key to return to either Print or Web Layout view.)</text:span></text:p>
      <text:p text:style-name="P39">When in Print Layout, you can use both the <text:alphabetical-index-mark text:string-value="zoom"/>Zoom slider and the View Layout icons on the status bar. In Web Layout, you can use the Zoom slider.</text:p>
      <text:p text:style-name="P39">You can also choose <text:span text:style-name="OOoMenuPath">View &gt; Zoom</text:span> from the menu bar to display the <text:alphabetical-index-mark text:string-value="zoom"/><text:alphabetical-index-mark text:string-value="zoom" text:key1="Writer"/>Zoom &amp; View Layout dialog, where you can set the same options as on the Status bar. In Web Layout view, most of the choices are not available.</text:p>
      <text:p text:style-name="OOoFigure"><text:soft-page-break/><draw:frame draw:style-name="fr3" draw:name="Frame33" text:anchor-type="as-char" svg:width="5.3799in" draw:z-index="14"><draw:text-box fo:min-height="2.802in"><text:p text:style-name="OOoFigureCaption"><draw:frame draw:style-name="fr10" draw:name="graphics48" text:anchor-type="as-char" svg:width="5.3799in" svg:height="2.5799in" draw:z-index="15"><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text:change text:change-id="ct178078432"/>Navigator <text:change text:change-id="ct178078120"/><text:change-start text:change-id="ct178076664"/>deck in the Sidebar<text:change-end text:change-id="ct178076664"/> and the Navigation toolbar as described in Chapter 1 (Introducing Apache OpenOffice).</text:p>
      <text:p text:style-name="OOoTextBody">In Writer, you can also display the <text:alphabetical-index-mark-start text:id="IMark323578092"/><text:alphabetical-index-mark-start text:id="IMark294931716" text:key1="Writer"/>Navigation toolbar<text:alphabetical-index-mark-end text:id="IMark294931716"/><text:alphabetical-index-mark-end text:id="IMark323578092"/> by clicking on the small Navigation icon near the lower right-hand corner of the window below the vertical scroll bar, as shown in <text:sequence-ref text:reference-format="category-and-value" text:ref-name="refFigure5">Figure 6</text:sequence-ref>.</text:p>
      <text:p text:style-name="P18"><draw:frame draw:style-name="fr3" draw:name="Frame34" text:anchor-type="as-char" svg:width="3.5244in" draw:z-index="16"><draw:text-box fo:min-height="1.8016in"><text:p text:style-name="OOoFigureCaption"><draw:frame draw:style-name="fr14" draw:name="graphics49" text:anchor-type="as-char" svg:width="3.5244in" svg:height="1.4929in" draw:z-index="17"><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170793256"/><text:alphabetical-index-mark-start text:id="IMark295078216" text:key1="Writer"/>Navigation icons<text:alphabetical-index-mark-end text:id="IMark295078216"/><text:alphabetical-index-mark-end text:id="IMark170793256"/></text:p></draw:text-box></draw:frame></text:p>
      <text:p text:style-name="P39">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19"><draw:frame draw:style-name="fr2" draw:name="Frame40" text:anchor-type="as-char" svg:width="2.7201in" draw:z-index="18"><draw:text-box fo:min-height="1.4311in"><text:p text:style-name="OOoFigureCaption"><draw:frame draw:style-name="fr15" draw:name="graphics50" text:anchor-type="paragraph" svg:x="0.0016in" svg:y="0.0008in" svg:width="2.7189in" svg:height="1.1665in" draw:z-index="26"><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6">Click an icon to select that object type. Now all the </text:span><text:span text:style-name="OOoMenuPath"><text:span text:style-name="T9">Previous</text:span></text:span><text:span text:style-name="T6"> and </text:span><text:span text:style-name="OOoMenuPath"><text:span text:style-name="T9">Next</text:span></text:span><text:span text:style-name="T6">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oft-page-break/><text:span text:style-name="T6">tooltips) change to match the selected category; for example, </text:span><text:span text:style-name="OOoMenuPath"><text:span text:style-name="T9">Next Graphic</text:span></text:span><text:span text:style-name="T6">, </text:span><text:span text:style-name="OOoMenuPath"><text:span text:style-name="T9">Next Bookmark</text:span></text:span><text:span text:style-name="T6">, or </text:span><text:span text:style-name="OOoMenuPath"><text:span text:style-name="T9">Continue search forward</text:span></text:span><text:span text:style-name="T6">.</text:span></text:p>
      <text:p text:style-name="OOoTextBody"><text:span text:style-name="T6">For more uses of the Navigator in Writer, see the </text:span><text:span text:style-name="OOoEmphasis"><text:span text:style-name="T6">Writer Guide</text:span></text:span><text:span text:style-name="T6">.</text:span></text:p>
      <text:h text:style-name="OOoHeading_20_1" text:outline-level="2">Working with documents</text:h>
      <text:p text:style-name="P6">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If you need to exchange files with users of Microsoft Word who are unwilling or unable to receive *.odt files, you can save a document as a Microsoft Word file.</text:p>
      <text:list xml:id="list4378096461575680349" text:style-name="OOoNum_20_123">
        <text:list-item text:start-value="1">
          <text:p text:style-name="P48"><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54">Then choose <text:span text:style-name="OOoMenuPath">File &gt; Save As</text:span>. On the <text:span text:style-name="T10">Save As</text:span> dialog, in the <text:span text:style-name="OOoMenuPath">File type</text:span> (or <text:span text:style-name="OOoStrongEmphasis"><text:span text:style-name="T13">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37"><draw:frame draw:style-name="fr16" draw:name="graphics22" text:anchor-type="as-char" svg:y="-0.2634in" svg:width="0.4307in" svg:height="0.398in" draw:z-index="36"><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20"><draw:frame draw:style-name="fr4" draw:name="Frame35" text:anchor-type="as-char" svg:y="-3.5228in" svg:width="5.5091in" draw:z-index="0"><draw:text-box fo:min-height="4.0945in"><text:p text:style-name="OOoFigureCaption"><draw:frame draw:style-name="fr9" draw:name="graphics52" text:anchor-type="as-char" svg:width="5.5091in" svg:height="3.8417in" draw:z-index="49"><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oft-page-break/><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A1" office:value-type="string">
            <text:p text:style-name="OOoTableText">To have Apache OpenOffice save documents by default in the Microsoft Word file format, go to Tools &gt; Options &gt; Load/Save.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start text:id="IMark169039844" text:key1="selecting"/><text:alphabetical-index-mark text:string-value="nonconsecutive items, selecting"/>nonconsecutive items<text:alphabetical-index-mark-end text:id="IMark169039844"/> (as shown in <text:sequence-ref text:reference-format="category-and-value" text:ref-name="refFigure8">Figure 9</text:sequence-ref>) using the mouse:</text:p>
      <text:list xml:id="list33430343" text:continue-list="list4378096461575680349" text:style-name="OOoNum_20_123">
        <text:list-item text:start-value="1">
          <text:p text:style-name="OOoNum_20_123_20_Start"><text:span text:style-name="T14">S</text:span><text:span text:style-name="T5">elect the first piece of text.</text:span></text:p>
        </text:list-item>
        <text:list-item>
          <text:p text:style-name="OOoNum_20_123_20_Cont.">Hold down the <text:span text:style-name="OOoKeystroke"><text:span text:style-name="T15">Control</text:span></text:span> key and use the mouse to select the next piece of text.</text:p>
        </text:list-item>
        <text:list-item>
          <text:p text:style-name="OOoNum_20_123_20_End">Repeat as often as needed.</text:p>
        </text:list-item>
      </text:list>
      <text:p text:style-name="P38">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ontrol key.</text:p>
          </table:table-cell>
        </table:table-row>
      </table:table>
      <text:p text:style-name="OOoFigure"><draw:frame draw:style-name="fr5" draw:name="Frame36" text:anchor-type="as-char" svg:width="5.5701in" draw:z-index="19"><draw:text-box fo:min-height="2.9091in"><text:p text:style-name="OOoFigureCaption"><draw:frame draw:style-name="fr17" draw:name="graphics53" text:anchor-type="as-char" svg:width="5.5701in" svg:height="2.6902in" draw:z-index="20"><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3431926" text:continue-list="list33430343"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oft-page-break/><text:span text:style-name="T14">Use the arrow keys to move to the start of the next piece of text to be selected. Hold do</text:span>wn the <text:span text:style-name="OOoKeystroke">Shift</text:span> key an<text:span text:style-name="T14">d select the next piece of text.</text:span></text:p>
        </text:list-item>
        <text:list-item>
          <text:p text:style-name="OOoNum_20_123_20_End">Repeat as often as needed.</text:p>
        </text:list-item>
      </text:list>
      <text:p text:style-name="OOoTextBody">Now you can work with the selected text. Press <text:span text:style-name="OOoKeystroke">Esc</text:span> to exit from this mode.</text:p>
      <text:h text:style-name="OOoHeading_20_2" text:outline-level="3">Selecting a <text:alphabetical-index-mark-start text:id="IMark323578092" text:key1="selecting"/><text:alphabetical-index-mark text:string-value="vertical block of text, select"/>vertical block of text<text:alphabetical-index-mark-end text:id="IMark323578092"/></text:h>
      <text:p text:style-name="OOoTextBody">You can select a vertical block or “column” of text that is separated by spaces or tabs (as you might see in text pasted from e-mails, program listings, or other sources), using Writer’s block selection mode. To change to block selection mode, use <text:span text:style-name="OOoMenuPath">Edit &gt; Selection Mode &gt; Block Area</text:span>, or click several times in the status bar on STD until it changes to BLK.</text:p>
      <text:p text:style-name="P21"><draw:ellipse text:anchor-type="paragraph" draw:z-index="3" draw:name="Shape1" draw:style-name="gr1" draw:text-style-name="P65" svg:width="0.4748in" svg:height="0.3197in" svg:x="4.761in" svg:y="0in"><text:p/></draw:ellipse><draw:frame draw:style-name="fr14" draw:name="graphics54" text:anchor-type="as-char" svg:width="4.9217in" svg:height="0.3201in" draw:z-index="21"><draw:image xlink:href="Pictures/10000201000001BD0000001D2721A546.png" xlink:type="simple" xlink:show="embed" xlink:actuate="onLoad"/></draw:frame></text:p>
      <text:p text:style-name="OOoTextBody">Now highlight the selection, using <text:change-start text:change-id="ct178077288"/>the <text:change-end text:change-id="ct178077288"/>mouse or keyboard, as shown below.</text:p>
      <text:p text:style-name="P23"><draw:frame draw:style-name="fr6" draw:name="Frame37" text:anchor-type="as-char" svg:width="3.0799in" draw:z-index="22"><draw:text-box fo:min-height="0.9957in"><text:p text:style-name="OOoFigureCaption"><draw:frame draw:style-name="fr18" draw:name="graphics55" text:anchor-type="as-char" svg:width="2.85in" svg:height="0.7598in" draw:z-index="23"><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text:alphabetical-index-mark-start text:id="IMark323578092"/>cut and paste<text:alphabetical-index-mark-end text:id="IMark323578092"/>)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6">When you </text:span><text:alphabetical-index-mark text:string-value="paste text"/><text:span text:style-name="T6">paste text, the result depends on the source of the text and how you paste it. If you click on the </text:span><text:span text:style-name="OOoMenuPath"><text:span text:style-name="T9">Paste</text:span></text:span><text:span text:style-name="T6"> icon, any formatting the text has (such as bold or italics) is retained. Text pasted from Web sites and other sources may also be placed into frames or tables. If you do not like the results, click the </text:span><text:span text:style-name="OOoMenuPath"><text:span text:style-name="T9">Undo</text:span></text:span><text:span text:style-name="T6"> icon or press </text:span><text:span text:style-name="OOoKeystroke"><text:span text:style-name="T6">Control+Z</text:span></text:span><text:span text:style-name="T6">.</text:span></text:p>
      <text:p text:style-name="OOoTextBody_5f_ListIntro"><text:span text:style-name="T6">To make the </text:span>pasted<text:span text:style-name="T6"> text take on </text:span>the<text:span text:style-name="T6"> formatting of the surrounding text where it is being pasted:</text:span></text:p>
      <text:list xml:id="list434201689" text:style-name="OOoBullets_20_1">
        <text:list-item>
          <text:p text:style-name="OOoList_20_1_20_Start">Choose <text:span text:style-name="OOoMenuPath"><text:span text:style-name="T9">Edit &gt; Paste Special</text:span></text:span>, or</text:p>
        </text:list-item>
      </text:list>
      <text:list xml:id="list33433798" text:continue-list="list3214186327795220956" text:style-name="OOoBullets_20_1">
        <text:list-item>
          <text:p text:style-name="OOoList_20_1_20_Cont."><text:span text:style-name="T6">Click the triangle to the right of the</text:span> <text:span text:style-name="OOoMenuPath">Paste</text:span> <text:span text:style-name="T6">icon, or</text:span></text:p>
        </text:list-item>
        <text:list-item>
          <text:p text:style-name="OOoList_20_1_20_End"><text:span text:style-name="T6">Click the</text:span> <text:span text:style-name="OOoMenuPath">Paste</text:span> <text:span text:style-name="T6">icon without releasing the left mouse button.</text:span></text:p>
        </text:list-item>
      </text:list>
      <text:p text:style-name="OOoTextBody"><text:span text:style-name="T6">Then select</text:span> <text:span text:style-name="OOoMenuPath">Unformatted text</text:span> <text:span text:style-name="T6">from the resulting menu.</text:span></text:p>
      <text:p text:style-name="OOoTextBody"><text:span text:style-name="T6">The range of choices on the Paste Special menu varies depending on the origin and formatting of the text (or other object) to be pasted. See </text:span><text:span text:style-name="T6"><text:sequence-ref text:reference-format="category-and-value" text:ref-name="refFigure10">Figure 11</text:sequence-ref></text:span><text:span text:style-name="T6"> for an example with text on the clipboard.</text:span></text:p>
      <text:p text:style-name="OOoFigure"><text:soft-page-break/><draw:frame draw:style-name="fr3" draw:name="Frame38" text:anchor-type="as-char" svg:width="2.7654in" draw:z-index="24"><draw:text-box fo:min-height="1.4417in"><text:p text:style-name="OOoFigureCaption"><draw:frame draw:style-name="fr14" draw:name="graphics56" text:anchor-type="as-char" svg:width="2.7654in" svg:height="1.2016in" draw:z-index="25"><draw:image xlink:href="Pictures/100000000000015000000092FF684677.png" xlink:type="simple" xlink:show="embed" xlink:actuate="onLoad"/></draw:frame></text:p><text:p text:style-name="OOoFigureCaption">Figure <text:sequence text:ref-name="refFigure10" text:name="Figure" text:formula="ooow:Figure+1" style:num-format="1">11</text:sequence>: Paste Special menu</text:p></draw:text-box></draw:frame></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57">Find and replace words and phrases</text:p>
        </text:list-item>
        <text:list-item>
          <text:p text:style-name="P60">Use <text:alphabetical-index-mark-start text:id="IMark294723448"/>wildcards<text:alphabetical-index-mark-end text:id="IMark294723448"/> and <text:alphabetical-index-mark-start text:id="IMark342383580"/>regular expressions<text:alphabetical-index-mark-end text:id="IMark342383580"/> to fine-tune a search</text:p>
        </text:list-item>
      </text:list>
      <text:list xml:id="list33416087" text:continue-list="list33433798"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19" draw:name="graphics80" text:anchor-type="paragraph" svg:x="5.0783in" svg:y="0.0472in" svg:width="1.5752in" svg:height="0.5665in" draw:z-index="1"><draw:image xlink:href="Pictures/10000000000000A90000003DF41305D5.png" xlink:type="simple" xlink:show="embed" xlink:actuate="onLoad"/></draw:frame>Using the Find toolbar</text:h>
      <text:p text:style-name="OOoTextBody">If the Find toolbar is not visible, you can display it using <text:span text:style-name="OOoMenuPath">View &gt; Toolbars &gt;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OOoTextBody">To display the Find &amp; Replace dialog, use the keyboard shortcut <text:span text:style-name="OOoKeystroke">Ctrl</text:span><text:span text:style-name="OOoKeystroke"><text:span text:style-name="T6">+F</text:span></text:span> or choose <text:change-start text:change-id="ct178077600"/><text:span text:style-name="OOoMenuPath">Edit &gt; Find &amp; Replace</text:span><text:change-end text:change-id="ct178077600"/> from<text:span text:style-name="T6"> the menu bar. Optionally, click the </text:span><text:span text:style-name="OOoMenuPath"><text:span text:style-name="T9">More Options</text:span></text:span><text:span text:style-name="T6"> button to expand the dialog; the button changes to </text:span><text:span text:style-name="OOoMenuPath"><text:span text:style-name="T9">Fewer Options</text:span></text:span><text:span text:style-name="T6">.</text:span></text:p>
      <text:p text:style-name="P18"><text:soft-page-break/><draw:frame draw:style-name="fr3" draw:name="Frame39" text:anchor-type="as-char" svg:width="4.8701in" draw:z-index="31"><draw:text-box fo:min-height="5.1701in"><text:p text:style-name="OOoFigureCaption"><draw:frame draw:style-name="fr14" draw:name="graphics57" text:anchor-type="as-char" svg:width="4.8701in" svg:height="4.8953in" draw:z-index="32"><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3433198" text:continue-list="list33431926" text:style-name="OOoNum_20_123">
        <text:list-item text:start-value="1">
          <text:p text:style-name="P49">Type the text you want to find in the <text:change-start text:change-id="ct178082384"/><text:span text:style-name="OOoStrongEmphasis">Search for</text:span><text:change-end text:change-id="ct178082384"/> box.</text:p>
        </text:list-item>
        <text:list-item>
          <text:p text:style-name="OOoNum_20_123_20_Cont.">To replace the text with different text, type the new text in the <text:change-start text:change-id="ct178079784"/><text:span text:style-name="OOoStrongEmphasis">Replace with</text:span><text:change-end text:change-id="ct178079784"/>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text:change-start text:change-id="ct178080720"/>Apache OpenOffice uses Regular Expression to perform wildcard searches. <text:s/>This is a powerful tool<text:change-end text:change-id="ct178080720"/><text:change-start text:change-id="ct178081656"/> that can do complex text matching<text:change-end text:change-id="ct178081656"/><text:change-start text:change-id="ct178079992"/>. See the Help <text:change-end text:change-id="ct178079992"/><text:change-start text:change-id="ct178081032"/>for a brief introduction and there many web resources that provide in d<text:change-end text:change-id="ct178081032"/><text:change-start text:change-id="ct178079888"/>epth tutorials. </text:p>
      <text:p text:style-name="OOoTextBody"><text:change-end text:change-id="ct178079888"/>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ext:soft-page-break/>
        <table:table-row>
          <table:table-cell table:style-name="Table22.A1" office:value-type="string">
            <text:p text:style-name="OOoTip_2f_Note_2f_Caution">Caution</text:p>
            <text:p text:style-name="P37"><draw:frame draw:style-name="fr16" draw:name="graphics58" text:anchor-type="as-char" svg:y="-0.2634in" svg:width="0.4307in" svg:height="0.398in" draw:z-index="50"><draw:image xlink:href="Pictures/10000201000000500000004A5CA4FE42.png" xlink:type="simple" xlink:show="embed" xlink:actuate="onLoad"/></draw:frame></text:p>
          </table:table-cell>
          <table:table-cell table:style-name="Table22.A1" office:value-type="string">
            <text:p text:style-name="OOoTableText">Use <text:change-start text:change-id="ct178079264"/><text:span text:style-name="OOoStrongEmphasis">Replace All</text:span><text:change-end text:change-id="ct178079264"/> with caution; otherwise, you may end up with some hilarious (and highly embarrassing) mistakes. A mistake with <text:change-start text:change-id="ct178079368"/><text:span text:style-name="OOoStrongEmphasis">Replace All</text:span><text:change-end text:change-id="ct178079368"/> might require a manual, word-by-word, search to fix.</text:p>
          </table:table-cell>
        </table:table-row>
      </table:table>
      <text:h text:style-name="OOoHeading_20_2" text:outline-level="3">Inserting special characters</text:h>
      <text:p text:style-name="OOoTextBody_5f_ListIntro">A <text:span text:style-name="OOoEmphasis">special character</text:span> is one not found on a standard English keyboard. For example, © ¾ æ ç ñ ö ø ¢ are all <text:alphabetical-index-mark-start text:id="IMark294723448"/>special characters<text:alphabetical-index-mark-end text:id="IMark294723448"/>. To insert a special character:</text:p>
      <text:list xml:id="list1570031686" text:style-name="OOoNum_20_123">
        <text:list-item text:start-value="1">
          <text:p text:style-name="P49">Place the cursor <text:span text:style-name="T6">where you want the character to appear.</text:span></text:p>
        </text:list-item>
        <text:list-item>
          <text:p text:style-name="P54">Choose <text:change-start text:change-id="ct178079680"/><text:span text:style-name="OOoMenuPath">Insert &gt; Special Character</text:span><text:change-end text:change-id="ct178079680"/> to <text:span text:style-name="T6">open the Special Characters dialog.</text:span></text:p>
        </text:list-item>
        <text:list-item>
          <text:p text:style-name="P53"><text:span text:style-name="T6">Select the characters (from any font or mixture of fonts) you wish to insert, in order, then clic</text:span>k <text:change-start text:change-id="ct178080096"/><text:span text:style-name="OOoStrongEmphasis">OK</text:span><text:change-end text:change-id="ct178080096"/>. T<text:span text:style-name="T6">he selected characters are shown in the lower left of the dialog. As you select a character, it is shown on the lower right, al</text:span>ong with its<text:span text:style-name="T6">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rame43" text:anchor-type="as-char" svg:width="5.7181in" draw:z-index="34"><draw:text-box fo:min-height="2.9256in"><text:p text:style-name="OOoFigureCaption"><draw:frame draw:style-name="fr14" draw:name="graphics59" text:anchor-type="as-char" svg:width="5.5957in" svg:height="2.6882in" draw:z-index="35"><draw:image xlink:href="Pictures/100000000000024900000119B0CDDEC2.png" xlink:type="simple" xlink:show="embed" xlink:actuate="onLoad"/></draw:frame></text:p><text:p text:style-name="P15">Figure <text:sequence text:ref-name="refFigure12" text:name="Figure" text:formula="ooow:Figure+1" style:num-format="1">13</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ontrol+Shift+spacebar</text:span><text:span text:style-name="OOoKeystroke"><text:span text:style-name="T10"> after the first word to insert a non-breaking space</text:span></text:span>.</text:p>
      <text:p text:style-name="OOoTextBody">In cases where you do not want the hyphen to appear at the end of a line, for example in a number such as 123‑4567, you can press <text:span text:style-name="OOoKeystroke">Control+Shift+minus sign</text:span> to insert a <text:alphabetical-index-mark-start text:id="IMark294723448"/>non-breaking hyphen<text:alphabetical-index-mark-end text:id="IMark294723448"/>.</text:p>
      <text:p text:style-name="OOoTextBody">To enter en and em <text:alphabetical-index-mark-start text:id="IMark169050168"/>dashes<text:alphabetical-index-mark-end text:id="IMark169050168"/>, you can use the <text:span text:style-name="OOoEmphasis">Replace dashes</text:span> option on the Options tab under <text:span text:style-name="OOoMenuPath">Tools &gt; AutoCorrect Options</text:span>. This option replaces two hyphens, under certain conditions, with the corresponding dash.</text:p>
      <text:p text:style-name="P43">–<text:tab/>is an <text:alphabetical-index-mark text:string-value="en-dash and em-dash"/>en-dash; that is, a dash the width of the letter “n” in the font you are using. Type at least one character, a space, one or two hyphens, another space, <text:soft-page-break/>and at least one more letter, then a space. The one or two hyphens will be replaced by an en-dash.</text:p>
      <text:p text:style-name="P43">—<text:tab/>is an em-dash; that is, a dash the width of the letter “m” in the font you are using. Type at least one character, two hyphens, and at least one more character, then a space. The two hyphens will be replaced by an em-dash.</text:p>
      <text:p text:style-name="OOoTextBody"><text:change-start text:change-id="ct178082072"/>The key difference is that <text:change-end text:change-id="ct178082072"/><text:change-start text:change-id="ct178081552"/>an en-dash is written with spaces around it and an em-dash is not. <text:change-end text:change-id="ct178081552"/>See the Help for more details. For other methods of inserting dashes, see the <text:span text:style-name="OOoEmphasis">Writer Guide</text:span>.</text:p>
      <text:h text:style-name="OOoHeading_20_2" text:outline-level="3">Setting tab stops and indents</text:h>
      <text:p text:style-name="P8">The horizontal ruler shows both the default <text:alphabetical-index-mark-start text:id="IMark169050168"/>tab stops<text:alphabetical-index-mark-end text:id="IMark169050168"/>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problems. Instead of using the defaults, define your own tab settings, as described in this section.</text:p>
      <text:p text:style-name="P40">To define <text:alphabetical-index-mark-start text:id="IMark169050168"/>indents<text:alphabetical-index-mark-end text:id="IMark169050168"/> and tab settings for one or more selected paragraphs, double-click on a part of the ruler that is not between the left and right indent icons to open the <text:span text:style-name="OOoEmphasis"><text:span text:style-name="T17">Indents &amp; Spacing</text:span></text:span> page of the Paragraph dialog. Double-click anywhere between the left and right indent icons on the ruler to open the <text:span text:style-name="OOoEmphasis">Tabs</text:span> page of the Paragraph dialog.</text:p>
      <text:p text:style-name="P40">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P50"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OOoTextBody">To set the measurement unit and the spacing of default tab stop intervals, go to <text:span text:style-name="OOoMenuPath">Tools &gt; Options &gt; OpenOffice Writer &gt; General</text:span>.</text:p>
      <text:p text:style-name="P24"><draw:frame draw:style-name="fr3" draw:name="Frame271" text:anchor-type="as-char" svg:width="4.6008in" draw:z-index="37"><draw:text-box fo:min-height="1.2661in"><text:p text:style-name="P33"><draw:frame draw:style-name="fr9" draw:name="graphics261" text:anchor-type="as-char" svg:width="4.6008in" svg:height="1.0307in" draw:z-index="38"><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text:soft-page-break/>You can also set or change the <text:alphabetical-index-mark-start text:id="IMark294723448"/>measurement unit<text:alphabetical-index-mark-end text:id="IMark294723448"/> for rulers in the current document by right-clicking on the ruler to open a list of units. Click on one of them to change the ruler to that unit. The selected setting applies only to that ruler.</text:p>
      <text:p text:style-name="OOoFigure"><draw:frame draw:style-name="fr3" draw:name="Frame44" text:anchor-type="as-char" svg:width="3.8181in" draw:z-index="27"><draw:text-box fo:min-height="1.5909in"><text:p text:style-name="P34"><draw:frame draw:style-name="fr20" draw:name="graphics60" text:anchor-type="as-char" svg:width="1.3543in" svg:height="1.311in" draw:z-index="28"><draw:image xlink:href="Pictures/1000000000000082000000860A111EB1.png" xlink:type="simple" xlink:show="embed" xlink:actuate="onLoad"/></draw:frame></text:p><text:p text:style-name="P34">Figure <text:sequence text:ref-name="refFigure14" text:name="Figure" text:formula="ooow:Figure+1" style:num-format="1">15</text:sequence>: Changing the measurement unit for a ruler</text:p></draw:text-box></draw:frame></text:p>
      <text:h text:style-name="OOoHeading_20_2" text:outline-level="3">Checking spelling and grammar</text:h>
      <text:p text:style-name="P44">Writer provides a <text:alphabetical-index-mark-start text:id="IMark294723448"/>spelling checker<text:alphabetical-index-mark-end text:id="IMark294723448"/>,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11"><draw:frame draw:style-name="fr21" draw:name="graphics61" text:anchor-type="as-char" svg:width="0.2709in" svg:height="0.2709in" draw:z-index="29"><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11"><draw:frame draw:style-name="fr22" draw:name="graphics62" text:anchor-type="as-char" svg:width="0.2709in" svg:height="0.2709in" draw:z-index="30"><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57">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Start">You can change the <text:alphabetical-index-mark-start text:id="IMark294723448"/>dictionary<text:alphabetical-index-mark-end text:id="IMark294723448"/> language (for example, Spanish, French or German) on the Spelling and Grammar dialog.</text:p>
        </text:list-item>
        <text:list-item>
          <text:p text:style-name="P60">You can add a word to the dictionary. Click <text:span text:style-name="OOoMenuPath">Add</text:span> in the Spelling and Grammar dialog and pick the dictionary to add it to.</text:p>
        </text:list-item>
        <text:list-item>
          <text:p text:style-name="P60">Click the <text:span text:style-name="OOoMenuPath">Options</text:span> button on the Spelling and Grammar dialog to open a dialog similar to the one in <text:span text:style-name="OOoMenuPath">Tools &gt; Options &gt; Language Settings &gt;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3428461" text:continue-list="list33416087" text:style-name="OOoBullets_20_1">
        <text:list-item>
          <text:p text:style-name="OOoList_20_1_20_End">On the Font tab of the Paragraph Styles dialog, you can set paragraphs to be checked in a specific language (different from the rest of the document).<text:change-start text:change-id="ct178081136"/> The font of a Character Style can also<text:change-end text:change-id="ct178081136"/><text:change-start text:change-id="ct178079160"/> be set to its own language.<text:change-end text:change-id="ct178079160"/> See Chapter 7 (Working with Styles) in the <text:span text:style-name="OOoEmphasis">Writer Guide</text:span> for more information.</text:p>
        </text:list-item>
      </text:list>
      <text:p text:style-name="OOoTextBody">Writer does not include a <text:alphabetical-index-mark-start text:id="IMark294723448"/>grammar checker<text:alphabetical-index-mark-end text:id="IMark294723448"/>, but you can install an extension such as Language Tool (from <text:a xlink:type="simple" xlink:href="http://www.languagetool.org/" text:style-name="Internet_20_link" text:visited-style-name="Visited_20_Internet_20_Link">http://www.languagetool.org/</text:a>) and access it from <text:change-start text:change-id="ct178108176"/><text:span text:style-name="OOoMenuPath">Tools &gt; Spelling and Grammar</text:span><text:change-end text:change-id="ct178108176"/>. (See Chapter 11 for more about installing extensions.)</text:p>
      <text:list xml:id="list1206362981841338813" text:style-name="L1">
        <text:list-item>
          <text:list>
            <text:list-header>
              <text:p text:style-name="P59">Language Tool adds a new menu item and submenu to the Tools menu, from which you can configure the tool and check or recheck the document.</text:p>
            </text:list-header>
          </text:list>
        </text:list-item>
      </text:list>
      <text:h text:style-name="P51" text:outline-level="3">Using built-in language tools</text:h>
      <text:p text:style-name="P5">Writer provides some tools that make your work easier if you mix multiple languages within the same document or if you write documents in various languages.</text:p>
      <text:p text:style-name="P5"><text:soft-page-break/>The main advantage of changing the language is that you can then use the correct dictionaries to check spelling and apply the localized versions of Autocorrect replacement tables, thesaurus, and hyphenation rules.</text:p>
      <text:p text:style-name="P5">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45">You can set the language for the whole document, for individual paragraphs, or even for individual words and characters, all from <text:change-start text:change-id="ct178106824"/><text:span text:style-name="OOoMenuPath">Tools &gt; Language</text:span><text:change-end text:change-id="ct178106824"/> on the menu bar.</text:p>
      <text:p text:style-name="OOoTextBody">Another way to change the language of a whole document is to use <text:span text:style-name="OOoMenuPath">Tools &gt; Options &gt; Language Settings &gt; Languages</text:span>. In the <text:span text:style-name="OOoEmphasis">Default languages for documents</text:span> section of the Options dialog, you can choose a different language for all the text.</text:p>
      <text:p text:style-name="OOoTextBody">The spelling checker works only for those languages in the list that have the symbol <draw:frame draw:style-name="fr23" draw:name="graphics63" text:anchor-type="as-char" svg:width="0.2756in" svg:height="0.2756in" draw:z-index="39"><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gt; Languages &gt;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294723448"/>AutoCorrect<text:alphabetical-index-mark-end text:id="IMark294723448"/><text:reference-mark-end text:name="using autocorrect"/></text:h>
      <text:p text:style-name="OOoTextBody">Writer’s AutoCorrect function has a long list of common misspellings and typing errors, which it corrects automatically. For example, “hte” will be changed to “the”.</text:p>
      <text:p text:style-name="OOoTextBody">Choose <text:span text:style-name="OOoMenuPath">Tools &gt; AutoCorrect Options</text:span> to open the AutoCorrect dialog. There you can define<text:change-start text:change-id="ct178082280"/> on the <text:span text:style-name="OOoMenuPath">Replace</text:span><text:change-end text:change-id="ct178082280"/> <text:change-start text:change-id="ct178106408"/>tab <text:change-end text:change-id="ct178106408"/>which strings of text are corrected and how. In most cases, the defaults are fine.</text:p>
      <text:p text:style-name="OOoTextBody">AutoCorrect is turned on when Writer is installed. To turn it off, uncheck <text:span text:style-name="OOoMenuPath">Format &gt; AutoCorrect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294725772"/>special characters<text:alphabetical-index-mark-end text:id="IMark294725772"/>. For example, (c) <text:s/>will be autocorrected to ©. You can add your own special characters.</text:p>
          </table:table-cell>
        </table:table-row>
      </table:table>
      <text:h text:style-name="OOoHeading_20_2" text:outline-level="3"><text:soft-page-break/>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gt; AutoCorrect Options &gt;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58">Add (append) a space automatically after an accepted word</text:p>
        </text:list-item>
      </text:list>
      <text:list xml:id="list33405598" text:continue-list="list33428461"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3424987" text:continue-list="list33433198"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Choose <text:span text:style-name="OOoMenuPath">Edit &gt; AutoText</text:span> (or press <text:span text:style-name="OOoKeystroke">Contro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text:soft-page-break/>Inserting AutoText</text:h>
      <text:p text:style-name="OOoTextBody">To insert AutoText, type the shortcut and press <text:span text:style-name="OOoKeystroke">F3</text:span>.</text:p>
      <text:h text:style-name="OOoHeading_20_1" text:outline-level="2">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OOoTextBody">You can apply many formats to paragraphs using the buttons on the Formatting toolbar. <text:sequence-ref text:reference-format="category-and-value" text:ref-name="refFigure15">Figure 16</text:sequence-ref> shows the Formatting toolbar as a floating toolbar, customized to show only the icons for paragraph formatting. The appearance of the icons may vary with your operating system and the selection of icon size and style in <text:span text:style-name="OOoMenuPath">Tools &gt; Options &gt; OpenOffice &gt; View</text:span>.</text:p>
      <text:p text:style-name="P32"><draw:frame draw:style-name="fr3" draw:name="Frame45" text:anchor-type="as-char" svg:width="6.0465in" draw:z-index="40"><draw:text-box fo:min-height="2.3035in"><text:p text:style-name="P4"><draw:frame draw:style-name="fr9" draw:name="graphics64" text:anchor-type="as-char" svg:width="5.9055in" svg:height="1.1772in" draw:z-index="41"><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35">Figure <text:sequence text:ref-name="refFigure15" text:name="Figure" text:formula="ooow:Figure+1" style:num-format="1">16</text:sequence>: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OOoTextBody">The appearance of the icons may vary with your operating system and the selection of icon size and style in <text:span text:style-name="OOoMenuPath">Tools &gt; Options &gt; OpenOffice &gt; View</text:span>.</text:p>
      <text:p text:style-name="OOoFigure"><text:soft-page-break/><draw:frame draw:style-name="fr3" draw:name="Frame46" text:anchor-type="as-char" svg:width="6.6661in" draw:z-index="42"><draw:text-box fo:min-height="2.2272in"><text:p text:style-name="OOoFigure"><draw:frame draw:style-name="fr14" draw:name="graphics65" text:anchor-type="as-char" svg:width="6.6661in" svg:height="0.6299in" draw:z-index="43"><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35">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A1" office:value-type="string">
            <text:p text:style-name="OOoTableText">To remove manual formatting, select the text and choose <text:change-start text:change-id="ct178106928"/><text:span text:style-name="OOoMenuPath">Format &gt; Default Formatting</text:span><text:change-end text:change-id="ct178106928"/>, or right-click and choose <text:change-start text:change-id="ct178106512"/><text:span text:style-name="OOoMenuPath">Default Formatting</text:span><text:change-end text:change-id="ct178106512"/>.</text:p>
          </table:table-cell>
        </table:table-row>
      </table:table>
      <text:h text:style-name="OOoHeading_20_2" text:outline-level="3">Autoformatting</text:h>
      <text:p text:style-name="OOoTextBody">You can set Writer to automatically format parts of a document according to the choices made on the Options page of the AutoCorrect dialog (<text:span text:style-name="OOoMenuPath">Tools &gt;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5">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3422390" text:continue-list="list33405598"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OOoTextBody">To turn autoformatting on or off, choose <text:span text:style-name="OOoMenuPath">Format &gt; AutoCorrect</text:span> and select or <text:span text:style-name="T15">deselect</text:span> the items on the list<text:span text:style-name="T15">.</text:span></text:p>
      <text:h text:style-name="OOoHeading_20_2" text:outline-level="3">Creating numbered or bulleted lists</text:h>
      <text:p text:style-name="OOoTextBody">There are several ways to create numbered or bulleted lists:</text:p>
      <text:list xml:id="list1489912453" text:style-name="OOoBullets_20_1">
        <text:list-item text:start-value="1">
          <text:p text:style-name="OOoList_20_1_20_Start">Use autoformatting, as described above.</text:p>
        </text:list-item>
      </text:list>
      <text:list xml:id="list33424955" text:continue-list="list33422390"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15">Figure 16</text:sequence-ref>):<text:span text:style-name="T18"> s</text:span>elect the paragraphs in the list, and then click the appropriate icon on the toolbar.</text:p>
        </text:list-item>
      </text:list>
      <table:table table:name="Table31" table:style-name="Table31">
        <table:table-column table:style-name="Table31.A"/>
        <table:table-column table:style-name="Table31.B"/>
        <text:soft-page-break/>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OOoTextBody">You can create nested lists (where one or more list items has a sub-list under it, as in an outline<text:change text:change-id="ct178106616"/><text:change-start text:change-id="ct178107552"/>,<text:change-end text:change-id="ct178107552"/>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gt; Toolbars &gt; Bullets and Numbering</text:span> to see the toolbar.</text:p>
      <text:p text:style-name="OOoTextBody">The appearance of the icons may vary with your operating system and the selection of icon size and style in <text:span text:style-name="OOoMenuPath">Tools &gt; Options &gt; OpenOffice &gt; View</text:span>.</text:p>
      <text:p text:style-name="OOoFigure"><draw:frame draw:style-name="fr3" draw:name="Frame47" text:anchor-type="as-char" svg:width="6.6661in" draw:z-index="44"><draw:text-box fo:min-height="2.5866in"><text:p text:style-name="OOoFigure"><draw:frame draw:style-name="fr9" draw:name="graphics66" text:anchor-type="as-char" svg:width="4.9646in" svg:height="1.1799in" draw:z-index="45"><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36">Figure <text:sequence text:ref-name="refFigure17" text:name="Figure" text:formula="ooow:Figure+1" style:num-format="1">18</text:sequence>: Bullets and Numbering toolbar</text:p></draw:text-box></draw:frame></text:p>
      <table:table table:name="Table33" table:style-name="Table33">
        <table:table-column table:style-name="Table33.A"/>
        <table:table-column table:style-name="Table33.B"/>
        <table:table-row>
          <table:table-cell table:style-name="Table33.A1" office:value-type="string">
            <text:p text:style-name="P47">Note</text:p>
          </table:table-cell>
          <table:table-cell table:style-name="Table33.B1" office:value-type="string">
            <text:p text:style-name="OOoTableText">If numbering or bullets are being applied automatically in a way that you find inappropriate, you can switch them off temporarily by unchecking <text:change-start text:change-id="ct178107136"/><text:span text:style-name="OOoMenuPath">Format &gt; AutoCorrect &gt; While Typing</text:span><text:change-end text:change-id="ct178107136"/>.</text:p>
          </table:table-cell>
        </table:table-row>
      </table:table>
      <text:h text:style-name="OOoHeading_20_2" text:outline-level="3">Hyphenating words</text:h>
      <text:p text:style-name="OOoTextBody_5f_ListIntro">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draw:frame draw:style-name="fr7" draw:name="Frame56" text:anchor-type="paragraph" svg:x="3.6339in" svg:y="-0.028in" svg:width="3.0398in" draw:z-index="2"><draw:text-box fo:min-height="2.1626in"><text:p text:style-name="OOoFigureCaption"><draw:frame draw:style-name="fr14" draw:name="graphics79" text:anchor-type="as-char" svg:width="3.0398in" svg:height="2.4484in" draw:z-index="48"><draw:image xlink:href="Pictures/100000000000015E0000011AD1F9D505.png" xlink:type="simple" xlink:show="embed" xlink:actuate="onLoad"/></draw:frame></text:p><text:p text:style-name="P27">Figure <text:sequence text:ref-name="refFigure18" text:name="Figure" text:formula="ooow:Figure+1" style:num-format="1">19</text:sequence>: Modifying a style</text:p></draw:text-box></draw:frame>To turn automatic hyphenation of words on or off:</text:p>
      <text:list xml:id="list1656943753" text:style-name="OOoNum_20_123">
        <text:list-item text:start-value="1">
          <text:p text:style-name="P48">Press <text:span text:style-name="OOoKeystroke">F11</text:span> (<text:span text:style-name="T19">z</text:span><text:span text:style-name="T10">+</text:span><text:span text:style-name="T17">T</text:span> on Mac) to open the Styles and Formatting window<text:change-start text:change-id="ct178108280"/> or go to the Styles deck of the Sideba<text:change-end text:change-id="ct178108280"/><text:change-start text:change-id="ct178107344"/>r<text:change-end text:change-id="ct178107344"/>.</text:p>
        </text:list-item>
        <text:list-item>
          <text:p text:style-name="P54">On the Paragraph Styles page (Figure <text:sequence-ref text:reference-format="value" text:ref-name="refFigure18">19</text:sequence-ref>), right-click on <text:change-start text:change-id="ct178107448"/><text:span text:style-name="OOoStrongEmphasis">Default</text:span><text:change-end text:change-id="ct178107448"/> and select <text:change-start text:change-id="ct396493640"/><text:span text:style-name="OOoStrongEmphasis">Modify</text:span><text:change-end text:change-id="ct396493640"/>.</text:p>
        </text:list-item>
        <text:list-item>
          <text:p text:style-name="P54">On the Paragraph Style dialog (Figure <text:sequence-ref text:reference-format="value" text:ref-name="refFigure19">20</text:sequence-ref>), go to the <text:change-start text:change-id="ct396490624"/><text:span text:style-name="OOoStrongEmphasis">Text Flow</text:span><text:change-end text:change-id="ct396490624"/> page.</text:p>
        </text:list-item>
        <text:list-item>
          <text:p text:style-name="P53"><text:soft-page-break/>Under Hyphenation, select or deselect the <text:span text:style-name="OOoMenuPath">Automatically</text:span> option. Click <text:span text:style-name="OOoMenuPath">OK</text:span> to save.</text:p>
        </text:list-item>
      </text:list>
      <text:p text:style-name="P3"><draw:frame draw:style-name="fr3" draw:name="Frame48" text:anchor-type="as-char" svg:width="5.7535in" draw:z-index="51"><draw:text-box fo:min-height="1.7937in"><text:p text:style-name="OOoFigureCaption"><draw:frame draw:style-name="fr24" draw:name="Graphic34" text:anchor-type="as-char" svg:width="5.75in" svg:height="2.0236in" draw:z-index="61"><draw:image xlink:href="Pictures/1000000000000211000000BFFC15362E.png" xlink:type="simple" xlink:show="embed" xlink:actuate="onLoad"/></draw:frame></text:p><text:p text:style-name="P27">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affected. See Chapter 2 (Styles and Templates) for more about styles based on other styles)</text:p>
          </table:table-cell>
        </table:table-row>
      </table:table>
      <text:p text:style-name="P41">You can also set hyphenation choices through <text:span text:style-name="OOoMenuPath">Tools &gt; Options &gt; Language Settings &gt; Writing Aids</text:span>. In Options, near the bottom of the dialog, scroll down to <text:s/>find the hyphenation settings.</text:p>
      <text:p text:style-name="P25"><draw:frame draw:style-name="fr3" draw:name="Frame49" text:anchor-type="as-char" svg:width="5.4799in" draw:z-index="52"><draw:text-box fo:min-height="1.4409in"><text:p text:style-name="P26"><draw:frame draw:style-name="fr25" draw:name="graphics67" text:anchor-type="as-char" svg:width="5.4366in" svg:height="1.1783in" draw:z-index="63"><draw:image xlink:href="Pictures/10000000000001E20000006683661B30.png" xlink:type="simple" xlink:show="embed" xlink:actuate="onLoad"/></draw:frame></text:p><text:p text:style-name="P29">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7">do not</text:span> use a normal hyphen, which will remain visible even if the word is no longer at the end of a line when you add or delete text or change margins or font size. Instead, use a <text:change-start text:change-id="ct396491456"/><text:span text:style-name="OOoEmphasis">conditional hyphen</text:span><text:change-end text:change-id="ct396491456"/>, which is visible only when required.</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1">Writer provides several ways for you to control <text:alphabetical-index-mark-start text:id="IMark170793256"/>page layouts<text:alphabetical-index-mark-end text:id="IMark170793256"/>: page styles, columns, frames, tables, and sections. For more information, see Chapter 4 (Formatting Pages) in the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OOoTip_2f_Note_2f_Caution">Tip</text:p>
          </table:table-cell>
          <table:table-cell table:style-name="Table42.A1" office:value-type="string">
            <text:p text:style-name="OOoTableText">Page layout is usually easier if you show text, object, table, and section boundaries in <text:change-start text:change-id="ct396492392"/><text:span text:style-name="OOoMenuPath">Tools &gt; Options &gt; OpenOffice &gt; Appearance</text:span><text:change-end text:change-id="ct396492392"/>, and paragraph ends, tabs, breaks, and other items in <text:change-start text:change-id="ct396492080"/><text:span text:style-name="OOoMenuPath">Tools &gt; Options &gt; OpenOffice Writer &gt; Formatting Aids</text:span><text:change-end text:change-id="ct396492080"/>.<text:change-start text:change-id="ct396493848"/> These last items <text:change-end text:change-id="ct396493848"/><text:change-start text:change-id="ct396491248"/>will appear when <text:change-end text:change-id="ct396491248"/><text:change-start text:change-id="ct396493224"/><text:span text:style-name="OOoMenuPath">View &gt; Nonprinting Characters</text:span><text:change-end text:change-id="ct396493224"/><text:change-start text:change-id="ct396490936"/> is selected.<text:change-end text:change-id="ct396490936"/></text:p>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30">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31"><draw:frame draw:style-name="fr9" draw:name="graphics68" text:anchor-type="as-char" svg:width="2.9126in" svg:height="2.5945in" draw:z-index="53"><draw:image xlink:href="Pictures/1000000000000120000000F94325512E.png" xlink:type="simple" xlink:show="embed" xlink:actuate="onLoad"/></draw:frame></text:p>
          </table:table-cell>
        </table:table-row>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31"><draw:frame draw:style-name="fr9" draw:name="graphics69" text:anchor-type="as-char" svg:width="2.9126in" svg:height="2.7508in" draw:z-index="54"><draw:image xlink:href="Pictures/10000201000001200000010810EE5803.png" xlink:type="simple" xlink:show="embed" xlink:actuate="onLoad"/></draw:frame></text:p>
          </table:table-cell>
        </table:table-row>
        <text:soft-page-break/>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28"><draw:frame draw:style-name="fr9" draw:name="graphics70" text:anchor-type="as-char" svg:width="2.9134in" svg:height="2.75in" draw:z-index="55"><draw:image xlink:href="Pictures/100000000000012000000108C325F7C2.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31"><draw:frame draw:style-name="fr9" draw:name="graphics71" text:anchor-type="as-char" svg:width="2.9189in" svg:height="2.7709in" draw:z-index="58"><draw:image xlink:href="Pictures/10000201000001220000010A5450DAC2.png" xlink:type="simple" xlink:show="embed" xlink:actuate="onLoad"/></draw:frame></text:p>
          </table:table-cell>
        </table:table-row>
      </table:table>
      <text:h text:style-name="OOoHeading_20_2" text:outline-level="3"><text:reference-mark-start text:name="Creating headers and footers"/>Creating headers and footers<text:reference-mark-end text:name="Creating headers and footers"/></text:h>
      <text:p text:style-name="P8">A header is an area that appears at the top of a page. A footer appears at the bottom of the page. Information such as page numbers inserted into a header or footer displays on every page of the document with that page style.</text:p>
      <text:p text:style-name="P46">To insert a header, choose <text:change-start text:change-id="ct396492704"/><text:span text:style-name="OOoMenuPath">Insert &gt; Header &gt; Default</text:span><text:change-end text:change-id="ct396492704"/>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3423768" text:continue-list="list33424987" text:style-name="OOoNum_20_123">
        <text:list-item text:start-value="1">
          <text:p text:style-name="OOoNum_20_123_20_Start">Choose <text:span text:style-name="OOoMenuPath">File &gt; Properties &gt; Description</text:span> and type a title for your document.</text:p>
        </text:list-item>
        <text:list-item>
          <text:p text:style-name="OOoNum_20_123_20_Cont.">Add a header (<text:span text:style-name="OOoMenuPath">Insert &gt; Header &gt; Default</text:span>).</text:p>
        </text:list-item>
        <text:list-item>
          <text:p text:style-name="OOoNum_20_123_20_Cont.">Place the cursor in the header part of the page.</text:p>
        </text:list-item>
        <text:list-item>
          <text:p text:style-name="OOoNum_20_123_20_Cont.">Choose <text:span text:style-name="OOoMenuPath">Insert &gt; Fields &gt; Title</text:span>. <text:s/>The title should appear on a gray background (which does not show when printed and can be turned off).</text:p>
        </text:list-item>
        <text:list-item>
          <text:p text:style-name="OOoNum_20_123_20_End"><text:soft-page-break/>To change the title for the whole document, go back to <text:span text:style-name="OOoMenuPath">File &gt; Properties &gt; Description</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To automatically number pages:</text:p>
      <text:list xml:id="list33419189" text:continue-list="list33423768"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1</text:reference-ref>.</text:p>
        </text:list-item>
        <text:list-item>
          <text:p text:style-name="OOoNum_20_123_20_End">Place the cursor in the header or footer where you want the page number to appear and choose <text:change-start text:change-id="ct396491352"/><text:span text:style-name="OOoMenuPath">Insert &gt; Fields &gt; Page Number</text:span><text:change-end text:change-id="ct396491352"/>. </text:p>
        </text:list-item>
      </text:list>
      <text:h text:style-name="OOoHeading_20_3" text:outline-level="4">Including the total number of pages</text:h>
      <text:p text:style-name="OOoTextBody_5f_ListIntro">To include the total number of pages (as in “page 1 of 12”):</text:p>
      <text:list xml:id="list33407108" text:continue-list="list33419189" text:style-name="OOoNum_20_123">
        <text:list-item text:start-value="1">
          <text:p text:style-name="OOoNum_20_123_20_Start">Type the word “page” and a space, then insert the page number as above.</text:p>
        </text:list-item>
        <text:list-item>
          <text:p text:style-name="OOoNum_20_123_20_End">Press the spacebar once, type the word “of” and a space, then choose <text:span text:style-name="OOoMenuPath">Insert &gt; Fields &gt;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OOoTableText">The Page Count field inserts the total number of pages in the document, as shown on the Statistics tab of the document’s Properties window (<text:change-start text:change-id="ct396495304"/><text:span text:style-name="OOoMenuPath">File &gt; Properties</text:span><text:change-end text:change-id="ct396495304"/>).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3425999" text:continue-list="list33407108" text:style-name="OOoNum_20_123">
        <text:list-item text:start-value="1">
          <text:p text:style-name="P49"><text:span text:style-name="OOoKeystroke"><text:span text:style-name="T10">Place the c</text:span></text:span>ursor in the first paragraph of the new page.</text:p>
        </text:list-item>
        <text:list-item>
          <text:p text:style-name="OOoNum_20_123_20_Cont."><text:span text:style-name="OOoMenuPath"><text:span text:style-name="T6">Choose </text:span></text:span><text:span text:style-name="OOoMenuPath">Format &gt; Paragraph</text:span><text:span text:style-name="OOoMenuPath"><text:span text:style-name="T6">.</text:span></text:span></text:p>
        </text:list-item>
        <text:list-item>
          <text:p text:style-name="OOoNum_20_123_20_Cont.">On the Text Flow tab of the Paragraph dialog, select <text:span text:style-name="OOoMenuPath">Breaks</text:span>.</text:p>
        </text:list-item>
        <text:list-item>
          <text:p text:style-name="OOoNum_20_123_20_Cont.">Select <text:change-start text:change-id="ct396497176"/><text:span text:style-name="OOoMenuPath">Insert</text:span><text:change-end text:change-id="ct396497176"/> an<text:span text:style-name="T6">d then </text:span><text:span text:style-name="T20">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oft-page-break/><text:span text:style-name="OOoStrongEmphasis">Method 2:</text:span></text:p>
      <text:list xml:id="list33427254" text:continue-list="list33425999" text:style-name="OOoNum_20_123">
        <text:list-item text:start-value="1">
          <text:p text:style-name="OOoNum_20_123_20_Start"><text:span text:style-name="OOoMenuPath">Insert &gt; Manual break</text:span><text:span text:style-name="OOoMenuPath"><text:span text:style-name="T6">.</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rame50" text:anchor-type="as-char" svg:width="4.5661in" draw:z-index="59"><draw:text-box fo:min-height="2.4472in"><text:p text:style-name="P16"><draw:frame draw:style-name="fr9" draw:name="graphics72" text:anchor-type="as-char" svg:width="3.3335in" svg:height="2.2602in" draw:z-index="60"><draw:image xlink:href="Pictures/1000000000000140000000D9D06D8549.png" xlink:type="simple" xlink:show="embed" xlink:actuate="onLoad"/></draw:frame></text:p><text:p text:style-name="P16">Figure <text:sequence text:ref-name="refFigure21" text:name="Figure" text:formula="ooow:Figure+1" style:num-format="1">22</text:sequence>: Restarting page numbering after a manual page break</text:p></draw:text-box></draw:frame></text:p>
      <text:h text:style-name="OOoHeading_20_2" text:outline-level="3">Changing <text:alphabetical-index-mark-start text:id="IMark295023656"/><text:alphabetical-index-mark text:string-value="margins (Writer)"/>page margins<text:alphabetical-index-mark-end text:id="IMark295023656"/></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3412331" text:continue-list="list33424955"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3412383" text:continue-list="list33427254"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text:soft-page-break/><draw:frame draw:style-name="fr3" draw:name="Frame51" text:anchor-type="as-char" svg:width="2.3118in" draw:z-index="64"><draw:text-box fo:min-height="1.9in"><text:p text:style-name="P15"><draw:frame draw:style-name="fr9" draw:name="graphics73" text:anchor-type="as-char" svg:width="2.1673in" svg:height="1.6571in" draw:z-index="65"><draw:image xlink:href="Pictures/10000000000000D00000009F326E04A8.png" xlink:type="simple" xlink:show="embed" xlink:actuate="onLoad"/></draw:frame></text:p><text:p text:style-name="P15">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3404235" text:continue-list="list33412383"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6">On t</text:span>he <text:change-start text:change-id="ct396494472"/><text:span text:style-name="OOoMenuPath">Page</text:span><text:change-end text:change-id="ct396494472"/> tab o<text:span text:style-name="T6">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OOoTextBody">To insert a comment in the text, place the cursor in the place the comment refers to and choose <text:span text:style-name="OOoMenuPath">Insert &gt; Comment</text:span> or press <text:span text:style-name="OOoKeystroke">Ctrl+Alt+</text:span><text:change text:change-id="ct396496968"/><text:change-start text:change-id="ct396495824"/><text:span text:style-name="OOoKeystroke">C</text:span><text:change-end text:change-id="ct396495824"/>.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text:soft-page-break/><draw:frame draw:style-name="fr3" draw:name="Frame52" text:anchor-type="as-char" svg:width="4.9291in" draw:z-index="66"><draw:text-box fo:min-height="3.3181in"><text:p text:style-name="OOoFigureCaption"><draw:frame draw:style-name="fr26" draw:name="graphics74" text:anchor-type="paragraph" svg:x="0.0016in" svg:y="0.0008in" svg:width="5.8535in" style:rel-width="100%" svg:height="3.5618in" style:rel-height="scale" draw:z-index="67"><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OOoTextBody">Choose <text:span text:style-name="OOoMenuPath">Tools &gt; Options &gt;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he comment. You can also change the font type, size, and alignment from the main menu.</text:p>
      <text:p text:style-name="OOoTextBody">To navigate from one comment to another, open the Navigator (<text:span text:style-name="OOoKeystroke">F5</text:span>)<text:change-start text:change-id="ct396495616"/> or go to the Navigator deck<text:change-end text:change-id="ct396495616"/><text:change-start text:change-id="ct396495200"/> of the Sidebar<text:change-end text:change-id="ct396495200"/>,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7">Writer<text:span text:style-name="T3">’</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3404001" text:continue-list="list33404235"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10">,</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OOoNum_20_123_20_Cont.">Choose <text:span text:style-name="OOoMenuPath">Insert &gt; Indexes and Tables &gt; Indexes and Tables</text:span><text:span text:style-name="OOoDefault"><text:span text:style-name="T12">.</text:span></text:span></text:p>
        </text:list-item>
        <text:list-item>
          <text:p text:style-name="OOoNum_20_123_20_End"><text:soft-page-break/><text:span text:style-name="OOoDefault"><text:span text:style-name="T12">Change nothing in the Insert Index/Table dialog. Click </text:span></text:span><text:span text:style-name="OOoMenuPath"><text:span text:style-name="T11">OK</text:span></text:span><text:span text:style-name="OOoDefault"><text:span text:style-name="T12">.</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P2"><text:span text:style-name="OOoDefault">To do this:</text:span></text:p>
      <text:list xml:id="list33411726" text:continue-list="list33404001" text:style-name="OOoNum_20_123">
        <text:list-item text:start-value="1">
          <text:p text:style-name="P49"><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OOoTableText">If you cannot place your cursor in the table of contents, choose <text:change-start text:change-id="ct396495928"/><text:span text:style-name="OOoMenuPath">Tools &gt; Options &gt; OpenOffice Writer &gt; Formatting Aids</text:span><text:change-end text:change-id="ct396495928"/>, and then select <text:change-start text:change-id="ct396496344"/><text:span text:style-name="OOoMenuPath">Enable</text:span><text:change-end text:change-id="ct396496344"/> in the <text:change-start text:change-id="ct396494576"/><text:span text:style-name="OOoMenuPath">Cursor in protected areas</text:span><text:change-end text:change-id="ct396494576"/> section.</text:p>
          </table:table-cell>
        </table:table-row>
      </table:table>
      <text:p text:style-name="OOoTextBody">You can customize an existing table of contents at any time. Right-click anywhere in<text:span text:style-name="T4"> </text:span>it and choose <text:span text:style-name="OOoMenuPath">Edit Index/Table</text:span> from the pop-up menu. Chapter 12 (Creating Tables of Contents, Indexes and Bibliographies) of the <text:change-start text:change-id="ct396497072"/><text:span text:style-name="OOoEmphasis">Writer Guide</text:span><text:change-end text:change-id="ct396497072"/> describes in detail all the customizations you can choose.</text:p>
      <text:h text:style-name="OOoHeading_20_1" text:outline-level="2">Creating indexes and bibliographies</text:h>
      <text:p text:style-name="OOoTextBody"><text:alphabetical-index-mark text:string-value="indexes and bibliographies"/>Indexes and bibliographies work in a similar way to tables of contents. Chapter 12 (Creating Tables of Contents, Indexes and Bibliographies) in the <text:change-start text:change-id="ct396496136"/><text:span text:style-name="OOoEmphasis">Writer Guide</text:span><text:change-end text:change-id="ct396496136"/> describes the process in detail.</text:p>
      <text:p text:style-name="OOoTextBody">In addition to<text:span text:style-name="OOoEmphasis"><text:span text:style-name="T12"> alphabetical indexes, other types of indexes supplied with Writer include those for illustrations, tables, and objects, and you can even create a user-defined index. For example, you might want an index containing only the scientific 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3421128" text:continue-list="list33412331"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6">.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OOoList_20_1_20_Start">From the main menu, choose<text:span text:style-name="OOoMenuPath"> Insert &gt; Table</text:span><text:span text:style-name="OOoMenuPath"><text:span text:style-name="T6">.</text:span></text:span></text:p>
        </text:list-item>
        <text:list-item text:start-value="1">
          <text:p text:style-name="OOoList_20_1_20_Start"><text:soft-page-break/><text:span text:style-name="OOoMenuPath"><text:span text:style-name="T6">From the </text:span></text:span><text:span text:style-name="OOoMenuPath"><text:span text:style-name="T21">main menu</text:span></text:span><text:span text:style-name="OOoMenuPath"><text:span text:style-name="T6">, choose </text:span></text:span><text:span text:style-name="OOoMenuPath"><text:span text:style-name="T9">Table &gt; Insert &gt; Table</text:span></text:span><text:span text:style-name="OOoMenuPath"><text:span text:style-name="T6">.</text:span></text:span></text:p>
        </text:list-item>
      </text:list>
      <text:list xml:id="list33412878" text:continue-list="list33421128" text:style-name="OOoBullets_20_1">
        <text:list-item>
          <text:p text:style-name="P61">Press <text:span text:style-name="OOoKeystroke">Ctrl+F12</text:span> on the keyboard.</text:p>
        </text:list-item>
        <text:list-item>
          <text:p text:style-name="P55">From the Standard toolbar, click the <text:span text:style-name="OOoMenuPath">Table</text:span> icon <draw:frame draw:style-name="fr27" draw:name="graphics75" text:anchor-type="as-char" svg:y="-0.2484in" svg:width="0.2917in" svg:height="0.2445in" draw:z-index="68"><draw:image xlink:href="Pictures/100000000000001C0000001C97F27B4F.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OOoTextBody">You can create a table from text, or convert a table to text, using <text:span text:style-name="OOoMenuPath">Table &gt; Convert</text:span> from the menu bar.</text:p>
      <text:p text:style-name="OOoTextBody">You can edit the contents of these tables in the same way as you edit any other text.<text:change-start text:change-id="ct396494264"/></text:p>
      <text:p text:style-name="OOoTextBody">A possible source of confusion is the Number Recognition <text:change-end text:change-id="ct396494264"/><text:change-start text:change-id="ct396494888"/>feature of a table. If it is turned on, numbers and dates will be automatically <text:change-end text:change-id="ct396494888"/><text:change-start text:change-id="ct396495720"/>formatted. If this is not desired, select the table cells you want to affect, then right click and <text:change-end text:change-id="ct396495720"/><text:change-start text:change-id="ct396494368"/>deselect <text:span text:style-name="OOoMenuPath">Number Recognition</text:span>.<text:change-end text:change-id="ct396494368"/></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3434325" text:continue-list="list33411726"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OOoNum_20_123_20_Cont.">Choose <text:span text:style-name="OOoMenuPath">Edit &gt; Copy</text:span> or press <text:span text:style-name="OOoKeystroke">Ctrl+C</text:span>.</text:p>
        </text:list-item>
        <text:list-item>
          <text:p text:style-name="OOoNum_20_123_20_End">In the Writer document, choose <text:span text:style-name="OOoMenuPath">Edit &gt; Paste</text:span> or press <text:span text:style-name="OOoKeystroke">Ctrl+V</text:span>. The cell range is pasted as an object.</text:p>
        </text:list-item>
      </text:list>
      <text:p text:style-name="OOoTextBody_5f_ListIntro">Alternatively, you can open both the Calc and Writer documents and drag and drop the cells from Calc to Writer:</text:p>
      <text:list xml:id="list33423207" text:continue-list="list33434325"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3412717" text:continue-list="list33412878"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3408469"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3423907" text:continue-numbering="true" text:style-name="OOoBullets_20_1">
        <text:list-item>
          <text:p text:style-name="OOoList_20_1_20_Cont.">Copy a chart from Calc or Writer into another document.</text:p>
        </text:list-item>
      </text:list>
      <text:p text:style-name="P10">These charts are snapshots of the data at the time of copying. They do not change when the source data changes.</text:p>
      <text:p text:style-name="OOoTextBody_5f_ListIntro">To create a chart based on the values in a Writer table:</text:p>
      <text:list xml:id="list33404381" text:continue-list="list33423207" text:style-name="OOoNum_20_123">
        <text:list-item text:start-value="1">
          <text:p text:style-name="OOoNum_20_123_20_Start">Click inside the Writer table.</text:p>
        </text:list-item>
        <text:list-item>
          <text:p text:style-name="OOoNum_20_123_20_Cont.">Choose <text:span text:style-name="OOoMenuPath">Insert &gt; Object &gt; Chart</text:span>. A chart preview and the Chart Wizard are displayed.</text:p>
        </text:list-item>
        <text:list-item>
          <text:p text:style-name="OOoNum_20_123_20_End"><text:soft-page-break/>Follow the instructions in the Chart Wizard to create the chart.</text:p>
        </text:list-item>
      </text:list>
      <text:p text:style-name="OOoTextBody_5f_ListIntro">To create a chart based on values of its own:</text:p>
      <text:list xml:id="list33425467" text:continue-list="list33404381" text:style-name="OOoNum_20_123">
        <text:list-item text:start-value="1">
          <text:p text:style-name="OOoNum_20_123_20_Start">If you have not selected any cells, choose <text:span text:style-name="OOoMenuPath">Insert &gt; Object &gt; Chart</text:span> to insert a chart with default data.</text:p>
        </text:list-item>
        <text:list-item>
          <text:p text:style-name="OOoNum_20_123_20_End">You can change the default data values by double-clicking on the chart and then choosing <text:span text:style-name="OOoMenuPath">View &gt;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3428031" text:continue-list="list33425467" text:style-name="OOoNum_20_123">
        <text:list-item text:start-value="1">
          <text:p text:style-name="OOoNum_20_123_20_Start">Click where you want to insert the file.</text:p>
        </text:list-item>
        <text:list-item>
          <text:p text:style-name="OOoNum_20_123_20_Cont.">Choose <text:span text:style-name="OOoMenuPath">Insert &gt;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3412046" text:continue-numbering="true" text:style-name="OOoNum_20_123">
        <text:list-item>
          <text:p text:style-name="OOoNum_20_123_20_End">Click <text:span text:style-name="OOoMenuPath">Open</text:span>.</text:p>
        </text:list-item>
      </text:list>
      <text:p text:style-name="OOoTextBody">Alternatively, you can choose <text:span text:style-name="OOoMenuPath">Tools &gt;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3425276" text:continue-list="list33412046"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3422799" text:continue-numbering="true" text:style-name="OOoNum_20_123">
        <text:list-item>
          <text:p text:style-name="P53">The Media Playback toolbar is shown. Click <text:span text:style-name="OOoMenuPath">Play</text:span>.</text:p>
        </text:list-item>
      </text:list>
      <text:p text:style-name="OOoTextBody">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text:alphabetical-index-mark-start text:id="IMark168626508"/>mail merge<text:alphabetical-index-mark-end text:id="IMark168626508"/></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3404786" text:continue-list="list33423907"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ext:soft-page-break/>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OOoNum_20_123_20_Start">Make your <text:alphabetical-index-mark text:string-value="change tracking"/>changes to a copy of the document (stored in a different folder, or under a different name, or both), then use Writer to combine the two files and show the differences. Choose <text:span text:style-name="OOoMenuPath">Edit &gt; Compare Document</text:span>. This technique is particularly useful if you are the only person working on the document, as it avoids the increase in file size and complexity caused by the other methods.</text:p>
        </text:list-item>
        <text:list-item>
          <text:p text:style-name="OOoNum_20_123_20_Cont.">Save versions that are stored as part of the original file. However, this method can cause problems with documents of non-trivial size or complexity, especially if you save a lot of versions. Avoid this method if you can.</text:p>
        </text:list-item>
        <text:list-item>
          <text:p text:style-name="P53">Use Writer’s change marks (often called “<text:alphabetical-index-mark-start text:id="IMark294931140"/>redlines<text:alphabetical-index-mark-end text:id="IMark294931140"/>” or “<text:alphabetical-index-mark-start text:id="IMark294771184"/>revision marks<text:alphabetical-index-mark-end text:id="IMark294771184"/>”) to show where you have added or deleted material, or changed formatting. Choose <text:span text:style-name="OOoMenuPath">Edit &gt; Changes &gt; Record</text:span>. Later, you or another person can review and accept or reject each change. Right-click on an individual change and choose <text:span text:style-name="OOoMenuPath">Accept Change</text:span> or <text:span text:style-name="OOoMenuPath">Reject Change</text:span> from the pop-up menu, or choose <text:span text:style-name="OOoMenuPath">Edit &gt; Changes &gt;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Using fields</text:h>
      <text:p text:style-name="P8">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
      <text:list xml:id="list33424040" text:continue-list="list33404786"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3427157" text:continue-list="list33424040" text:style-name="OOoBullets_20_1">
        <text:list-item>
          <text:p text:style-name="OOoList_20_1_20_Cont."><text:soft-page-break/>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P52" text:outline-level="3">Using hyperlinks</text:h>
      <text:p text:style-name="OOoTextBody_5f_ListIntro">The easiest way to insert a hyperlink to another part of the same document is by using the Navigator:</text:p>
      <text:list xml:id="list33414734" text:continue-list="list33422799" text:style-name="OOoNum_20_123">
        <text:list-item text:start-value="1">
          <text:p text:style-name="OOoNum_20_123_20_Start">Open the document containing the items you want to cross-reference.</text:p>
        </text:list-item>
        <text:list-item>
          <text:p text:style-name="OOoNum_20_123_20_Cont.">Open the Navigator by clicking its icon,<text:change-start text:change-id="ct396496760"/> going to th<text:change-end text:change-id="ct396496760"/><text:change-start text:change-id="ct396495408"/>e Navigator deck in the Sidebar,<text:change-end text:change-id="ct396495408"/> choosing <text:span text:style-name="OOoMenuPath">View &gt; Navigator</text:span><text:span text:style-name="T6">,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text:p>
      <text:p text:style-name="OOoFigure"><draw:frame draw:style-name="fr8" draw:name="Frame53" text:anchor-type="as-char" svg:y="-2.9098in" svg:width="3.7283in" draw:z-index="33"><draw:text-box fo:min-height="2.8283in"><text:p text:style-name="P33"><draw:frame draw:style-name="fr9" draw:name="graphics76" text:anchor-type="as-char" svg:width="3.7283in" svg:height="2.6091in" draw:z-index="46"><draw:image xlink:href="Pictures/100000000000019A0000011F3D7D1E23.png" xlink:type="simple" xlink:show="embed" xlink:actuate="onLoad"/></draw:frame></text:p><text:p text:style-name="P33">Figure <text:sequence text:ref-name="refFigure24" text:name="Figure" text:formula="ooow:Figure+1" style:num-format="1">25</text:sequence>: Inserting a hyperlink using the Navigator</text:p></draw:text-box></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overview" text:key1="cross-references"/><text:alphabetical-index-mark text:string-value="cross-reference" text:key1="fields"/>cross-references with automatic ones and, when you update fields, all the references will update automatically to show the current wording or page <text:soft-page-break/>numbers. The <text:span text:style-name="OOoEmphasis">Cross-references</text:span> tab of the Fields dialog lists some items, such as headings, <text:alphabetical-index-mark-start text:id="IMark295079656" text:key1="fields"/><text:alphabetical-index-mark-start text:id="IMark171201188"/>bookmarks<text:alphabetical-index-mark-end text:id="IMark171201188"/><text:alphabetical-index-mark-end text:id="IMark295079656"/>,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3430429" text:continue-list="list33414734" text:style-name="OOoNum_20_123">
        <text:list-item text:start-value="1">
          <text:p text:style-name="OOoNum_20_123_20_Start">In your document, place the cursor where you want the cross-reference to appear.</text:p>
        </text:list-item>
        <text:list-item>
          <text:p text:style-name="OOoNum_20_123_20_Cont.">If the Fields dialog is not open, click <text:span text:style-name="OOoMenuPath">Insert &gt; Cross-reference</text:span>. On the <text:span text:style-name="OOoEmphasis"><text:span text:style-name="T6">Cross-references</text:span></text:span><text:span text:style-name="T7"> </text:span>tab,<text:span text:style-name="T5"> in the </text:span><text:span text:style-name="OOoEmphasis"><text:span text:style-name="T6">Type</text:span></text:span><text:span text:style-name="T7"> </text:span><text:span text:style-name="T5">list</text:span>, <text:span text:style-name="T5">select the type of item to be referenced (for example, </text:span><text:span text:style-name="OOoEmphasis"><text:span text:style-name="T5">Heading</text:span></text:span><text:span text:style-name="T5"> or </text:span><text:span text:style-name="OOoEmphasis"><text:span text:style-name="T5">Figure</text:span></text:span><text:span text:style-name="T5">)</text:span>. You can leave this page open while you insert many cross-references.</text:p>
        </text:list-item>
        <text:list-item>
          <text:p text:style-name="OOoNum_20_123_20_End">Click on the required item in the <text:span text:style-name="OOoEmphasis"><text:span text:style-name="T6">Selection</text:span></text:span><text:span text:style-name="T7"> </text:span>list, which shows all the items of the selected type. In the <text:span text:style-name="OOoEmphasis"><text:span text:style-name="T6">Format</text:span></text:span><text:span text:style-name="T7"> </text:span>list, choose the format required. Usually this will be <text:span text:style-name="OOoMenuPath">Reference</text:span> (to insert the full text of the heading or caption), <text:span text:style-name="OOoMenuPath"><text:span text:style-name="T7">Category and Number</text:span></text:span><text:span text:style-name="T7"> </text:span>(to insert the word “Figure<text:span text:style-name="T22">”</text:span> or “Table” and its number, but without the caption text), Numbering (to insert only the figure or table number, without the word “Figure” or “Table”), or <text:span text:style-name="OOoMenuPath">Page</text:span><text:span text:style-name="T7"> </text:span>(to insert the number of the page the referenced text is on). Click <text:span text:style-name="OOoMenuPath"><text:span text:style-name="T8">Insert</text:span></text:span>.</text:p>
        </text:list-item>
      </text:list>
      <text:p text:style-name="OOoFigure"><draw:frame draw:style-name="fr3" draw:name="Frame54" text:anchor-type="as-char" svg:width="5.9098in" draw:z-index="47"><draw:text-box fo:min-height="4.8957in"><text:p text:style-name="P14"><draw:frame draw:style-name="fr14" draw:name="graphics77" text:anchor-type="as-char" svg:width="5.9098in" svg:height="4.7201in" draw:z-index="56"><draw:image xlink:href="Pictures/1000000000000237000001C5F5229D39.png" xlink:type="simple" xlink:show="embed" xlink:actuate="onLoad"/></draw:frame></text:p><text:p text:style-name="OOoFigureCaption">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Using bookmarks</text:h>
      <text:p text:style-name="OOoTextBody">Bookmarks are listed in the Navigator and can be accessed directly from there with a single mouse click. You can cross-reference to bookmarks and create hyperlinks to bookmarks, as described above.</text:p>
      <text:list xml:id="list33425800" text:continue-list="list33430429" text:style-name="OOoNum_20_123">
        <text:list-item text:start-value="1">
          <text:p text:style-name="OOoNum_20_123_20_Start"><text:soft-page-break/>Select the text you want to bookmark. Click <text:span text:style-name="OOoMenuPath"><text:span text:style-name="T8">Insert &gt; Bookmark</text:span></text:span>.</text:p>
        </text:list-item>
        <text:list-item>
          <text:p text:style-name="OOoNum_20_123_20_End">On the <text:alphabetical-index-mark-start text:id="IMark295025192"/>Insert Bookmark dialog<text:alphabetical-index-mark-end text:id="IMark295025192"/>, the larger box lists any previously defined bookmarks. Type a name for this bookmark in the top box, and then click <text:span text:style-name="OOoMenuPath"><text:span text:style-name="T8">OK</text:span></text:span>.</text:p>
        </text:list-item>
      </text:list>
      <text:p text:style-name="P22"><draw:frame draw:style-name="fr3" draw:name="Frame55" text:anchor-type="as-char" svg:width="3.7189in" draw:z-index="57"><draw:text-box fo:min-height="2.1827in"><text:p text:style-name="OOoFigureCaption"><draw:frame draw:style-name="fr26" draw:name="graphics78" text:anchor-type="paragraph" svg:x="0.0016in" svg:y="0.0008in" svg:width="3.7189in" style:rel-width="100%" svg:height="2in" style:rel-height="scale" draw:z-index="62"><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Using master documents</text:h>
      <text:p text:style-name="P9">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3428372" text:continue-list="list33427157"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084d1"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text:p>
      </style:footer>
    </style:master-page>
    <style:master-page style:name="OOoFrontMatter" style:page-layout-name="Mpm7">
      <style:footer>
        <text:p text:style-name="MP2"><text:title>Chapter 3 
Getting Started with Writer</text:title> | <text:page-number text:select-page="current"/></text:p>
      </style:footer>
      <style:footer-left>
        <text:p text:style-name="OOoFooter"><text:page-number text:select-page="current"/>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31</text:page-number></text:p>
      </style:footer>
      <style:footer-left>
        <text:p text:style-name="OOoFooter"><text:page-number text:select-page="current">32</text:page-number> | <text:chapter text:display="name" text:outline-level="1">Chapter 3 Getting Started with Writer</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1-03-10T13:19:13.41</dc:date>
    <dc:creator>f c</dc:creator>
    <meta:editing-duration>PT5H53M11S</meta:editing-duration>
    <meta:editing-cycles>22</meta:editing-cycles>
    <meta:generator>OpenOffice/4.1.9$Win32 OpenOffice.org_project/419m1$Build-9805</meta:generator>
    <meta:document-statistic meta:table-count="28" meta:image-count="41" meta:object-count="0" meta:page-count="32" meta:paragraph-count="625" meta:word-count="9730" meta:character-count="55186"/>
    <meta:user-defined meta:name="Info 1"/>
    <meta:user-defined meta:name="Info 2"/>
    <meta:user-defined meta:name="Info 3"/>
    <meta:user-defined meta:name="Info 4"/>
    <meta:template xlink:type="simple" xlink:actuate="onRequest" xlink:title="AOO41GS" xlink:href="../../../../../AppData/Roaming/OpenOffice/4/user/template/AOO41GS.ott" meta:date="2021-03-10T13:03:32.63"/>
  </office:meta>
</office:document-meta>
</file>